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kkurat Mono Pro" svg:font-family="'Akkurat Mono Pro'" style:font-pitch="fixed"/>
    <style:font-face style:name="Akkurat Mono Pro1" svg:font-family="'Akkurat Mono Pr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b4c7dc" draw:textarea-horizontal-align="justify" draw:textarea-vertical-align="top" draw:auto-grow-height="false" fo:min-height="16.15cm" fo:min-width="28.1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95cm" fo:min-width="4.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215cm" fo:min-width="5.47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4.85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215cm" fo:min-width="4.963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05cm" fo:min-width="0.55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textarea-horizontal-align="justify" draw:textarea-vertical-align="middle" draw:auto-grow-height="false" fo:min-height="3.286cm" fo:min-width="3.036cm"/>
    </style:style>
    <style:style style:name="gr9" style:family="graphic" style:parent-style-name="standard">
      <style:graphic-properties draw:textarea-horizontal-align="justify" draw:textarea-vertical-align="middle" draw:auto-grow-height="false" fo:min-height="0.45cm" fo:min-width="2.125cm"/>
    </style:style>
    <style:style style:name="gr10" style:family="graphic" style:parent-style-name="standard">
      <style:graphic-properties draw:textarea-horizontal-align="justify" draw:textarea-vertical-align="middle" draw:auto-grow-height="false" fo:min-height="1.15cm" fo:min-width="2.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63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92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4.34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4.04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4.14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84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72cm"/>
      <style:paragraph-properties style:writing-mode="lr-tb"/>
    </style:style>
    <style:style style:name="gr18" style:family="graphic" style:parent-style-name="standard">
      <style:graphic-properties svg:stroke-color="#ff6d6d" draw:fill-color="#ffa6a6" draw:textarea-horizontal-align="justify" draw:textarea-vertical-align="middle" draw:auto-grow-height="false" fo:min-height="3.286cm" fo:min-width="3.036cm"/>
    </style:style>
    <style:style style:name="gr19" style:family="graphic" style:parent-style-name="standard">
      <style:graphic-properties draw:textarea-horizontal-align="justify" draw:textarea-vertical-align="middle" draw:auto-grow-height="false" fo:min-height="0cm" fo:min-width="2.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2.7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4.168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24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49cm" fo:min-width="4.67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3.952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502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59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71cm" fo:min-width="6.445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5.721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5.768cm"/>
      <style:paragraph-properties style:writing-mode="lr-tb"/>
    </style:style>
    <style:style style:name="gr30" style:family="graphic" style:parent-style-name="standard">
      <style:graphic-properties svg:stroke-color="#dddddd" draw:fill-color="#eeeeee" draw:textarea-horizontal-align="justify" draw:textarea-vertical-align="bottom" draw:auto-grow-height="false" fo:min-height="26.25cm" fo:min-width="20.5cm"/>
      <style:paragraph-properties style:writing-mode="lr-tb"/>
    </style:style>
    <style:style style:name="gr31" style:family="graphic" style:parent-style-name="standard">
      <style:graphic-properties svg:stroke-color="#dddddd" draw:fill-color="#dddddd" draw:textarea-horizontal-align="justify" draw:textarea-vertical-align="bottom" draw:auto-grow-height="false" fo:min-height="24.35cm" fo:min-width="15.5cm"/>
      <style:paragraph-properties style:writing-mode="lr-tb"/>
    </style:style>
    <style:style style:name="gr32" style:family="graphic" style:parent-style-name="standard">
      <style:graphic-properties svg:stroke-color="#bf819e" draw:fill-color="#999999" draw:textarea-horizontal-align="justify" draw:textarea-vertical-align="bottom" draw:auto-grow-height="false" fo:min-height="22.35cm" fo:min-width="10.1cm"/>
      <style:paragraph-properties style:writing-mode="lr-tb"/>
    </style:style>
    <style:style style:name="gr33" style:family="graphic" style:parent-style-name="standard">
      <style:graphic-properties svg:stroke-color="#8d1d75" draw:fill-color="#8d1d75" draw:textarea-horizontal-align="justify" draw:textarea-vertical-align="bottom" draw:auto-grow-height="false" fo:min-height="20.65cm" fo:min-width="5.1cm"/>
      <style:paragraph-properties style:writing-mode="lr-tb"/>
    </style:style>
    <style:style style:name="gr34" style:family="graphic" style:parent-style-name="standard">
      <style:graphic-properties svg:stroke-color="#729fcf" draw:fill-color="#729fcf" draw:textarea-horizontal-align="justify" draw:textarea-vertical-align="middle" draw:auto-grow-height="false" fo:min-height="2.95cm" fo:min-width="4.1cm"/>
      <style:paragraph-properties style:writing-mode="lr-tb"/>
    </style:style>
    <style:style style:name="gr35" style:family="graphic" style:parent-style-name="standard">
      <style:graphic-properties svg:stroke-color="#808080" draw:fill-color="#808080" draw:textarea-horizontal-align="justify" draw:textarea-vertical-align="middle" draw:auto-grow-height="false" fo:min-height="2.95cm" fo:min-width="4.1cm"/>
      <style:paragraph-properties style:writing-mode="lr-tb"/>
    </style:style>
    <style:style style:name="gr36" style:family="graphic" style:parent-style-name="standard">
      <style:graphic-properties svg:stroke-color="#000000" draw:fill-color="#000000" draw:textarea-horizontal-align="justify" draw:textarea-vertical-align="middle" draw:auto-grow-height="false" fo:min-height="0.05cm" fo:min-width="0.55cm"/>
    </style:style>
    <style:style style:name="gr37" style:family="graphic" style:parent-style-name="standard">
      <style:graphic-properties svg:stroke-color="#000000" draw:fill-color="#000000" draw:textarea-horizontal-align="justify" draw:textarea-vertical-align="middle" draw:auto-grow-height="false" fo:min-height="0.35cm" fo:min-width="0.7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0.903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12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678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547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0.429cm"/>
      <style:paragraph-properties style:writing-mode="lr-tb"/>
    </style:style>
    <style:style style:name="gr43" style:family="graphic" style:parent-style-name="standard">
      <style:graphic-properties svg:stroke-color="#808080" draw:fill-color="#808080" draw:textarea-horizontal-align="justify" draw:textarea-vertical-align="middle" draw:auto-grow-height="false" fo:min-height="2.05cm" fo:min-width="4.1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2.22cm"/>
      <style:paragraph-properties style:writing-mode="lr-tb"/>
    </style:style>
    <style:style style:name="gr45" style:family="graphic" style:parent-style-name="standard">
      <style:graphic-properties draw:fill-color="#b4c7dc" draw:textarea-horizontal-align="justify" draw:textarea-vertical-align="middle" draw:auto-grow-height="false" fo:min-height="6.15cm" fo:min-width="7.7cm"/>
      <style:paragraph-properties style:writing-mode="lr-tb"/>
    </style:style>
    <style:style style:name="gr46" style:family="graphic" style:parent-style-name="standard">
      <style:graphic-properties draw:textarea-horizontal-align="justify" draw:textarea-vertical-align="middle" draw:auto-grow-height="false" fo:min-height="2.95cm" fo:min-width="3.9cm"/>
      <style:paragraph-properties style:writing-mode="lr-tb"/>
    </style:style>
    <style:style style:name="gr47" style:family="graphic" style:parent-style-name="objectwithoutfill">
      <style:graphic-properties draw:marker-end="Arrow" draw:marker-end-width="0.3cm" draw:fill="solid" draw:textarea-vertical-align="middle"/>
    </style:style>
    <style:style style:name="gr48" style:family="graphic" style:parent-style-name="standard">
      <style:graphic-properties draw:fill-color="#b4c7dc" draw:textarea-horizontal-align="justify" draw:textarea-vertical-align="middle" draw:auto-grow-height="false" fo:min-height="9.95cm" fo:min-width="14.1cm"/>
    </style:style>
    <style:style style:name="gr49" style:family="graphic" style:parent-style-name="standard">
      <style:graphic-properties draw:fill-color="#77bc65" draw:textarea-horizontal-align="justify" draw:textarea-vertical-align="middle" draw:auto-grow-height="false" fo:min-height="2.95cm" fo:min-width="3.9cm"/>
      <style:paragraph-properties style:writing-mode="lr-tb"/>
    </style:style>
    <style:style style:name="gr50" style:family="graphic" style:parent-style-name="objectwithoutfill">
      <style:graphic-properties svg:stroke-color="#3465a4" draw:marker-start="" draw:marker-start-width="0.3cm" draw:marker-end="Arrow" draw:marker-end-width="0.3cm" draw:fill="solid" draw:textarea-vertical-align="middle"/>
      <style:paragraph-properties style:writing-mode="lr-tb"/>
    </style:style>
    <style:style style:name="gr51" style:family="graphic" style:parent-style-name="objectwithoutfill" style:list-style-name="L1">
      <style:graphic-properties svg:stroke-color="#3465a4" draw:marker-start="Arrow" draw:marker-start-width="0.3cm" draw:marker-end="" draw:marker-end-width="0.3cm" draw:fill="solid" draw:textarea-vertical-align="middle"/>
      <style:paragraph-properties style:writing-mode="lr-tb"/>
    </style:style>
    <style:style style:name="gr52" style:family="graphic" style:parent-style-name="standard">
      <style:graphic-properties draw:fill-color="#77bc65" draw:textarea-horizontal-align="justify" draw:textarea-vertical-align="middle" draw:auto-grow-height="false" fo:min-height="2.557cm" fo:min-width="3.818cm"/>
      <style:paragraph-properties style:writing-mode="lr-tb"/>
    </style:style>
    <style:style style:name="gr53" style:family="graphic" style:parent-style-name="standard">
      <style:graphic-properties draw:fill-color="#000000" draw:textarea-horizontal-align="justify" draw:textarea-vertical-align="middle" draw:auto-grow-height="false" fo:min-height="0.803cm" fo:min-width="0.874cm"/>
      <style:paragraph-properties style:writing-mode="lr-tb"/>
    </style:style>
    <style:style style:name="gr54" style:family="graphic" style:parent-style-name="standard">
      <style:graphic-properties draw:fill-color="#ffffff" draw:textarea-horizontal-align="justify" draw:textarea-vertical-align="middle" draw:auto-grow-height="false" fo:min-height="0.803cm" fo:min-width="0.874cm"/>
      <style:paragraph-properties style:writing-mode="lr-tb"/>
    </style:style>
    <style:style style:name="gr55" style:family="graphic" style:parent-style-name="standard">
      <style:graphic-properties draw:fill-color="#77bc65" draw:textarea-horizontal-align="justify" draw:textarea-vertical-align="middle" draw:auto-grow-height="false" fo:min-height="2.557cm" fo:min-width="3.819cm"/>
      <style:paragraph-properties style:writing-mode="lr-tb"/>
    </style:style>
    <style:style style:name="gr56" style:family="graphic" style:parent-style-name="standard">
      <style:graphic-properties draw:fill-color="#000000" draw:textarea-horizontal-align="justify" draw:textarea-vertical-align="middle" draw:auto-grow-height="false" fo:min-height="0.803cm" fo:min-width="0.875cm"/>
      <style:paragraph-properties style:writing-mode="lr-tb"/>
    </style:style>
    <style:style style:name="gr57" style:family="graphic" style:parent-style-name="standard">
      <style:graphic-properties draw:fill-color="#ffffff" draw:textarea-horizontal-align="justify" draw:textarea-vertical-align="middle" draw:auto-grow-height="false" fo:min-height="0.803cm" fo:min-width="0.875cm"/>
      <style:paragraph-properties style:writing-mode="lr-tb"/>
    </style:style>
    <style:style style:name="gr58" style:family="graphic" style:parent-style-name="standard">
      <style:graphic-properties draw:fill-color="#000000" draw:textarea-horizontal-align="justify" draw:textarea-vertical-align="middle" draw:auto-grow-height="false" fo:min-height="0.802cm" fo:min-width="0.874cm"/>
      <style:paragraph-properties style:writing-mode="lr-tb"/>
    </style:style>
    <style:style style:name="gr59" style:family="graphic" style:parent-style-name="standard">
      <style:graphic-properties draw:textarea-horizontal-align="justify" draw:textarea-vertical-align="middle" draw:auto-grow-height="false" fo:min-height="2.557cm" fo:min-width="3.819cm"/>
      <style:paragraph-properties style:writing-mode="lr-tb"/>
    </style:style>
    <style:style style:name="gr60" style:family="graphic" style:parent-style-name="objectwithoutfill">
      <style:graphic-properties svg:stroke-color="#3465a4" draw:marker-start="Arrow" draw:marker-start-width="0.3cm" draw:marker-end="" draw:marker-end-width="0.3cm" draw:fill="solid" draw:textarea-vertical-align="middle"/>
      <style:paragraph-properties style:writing-mode="lr-tb"/>
    </style:style>
    <style:style style:name="gr61" style:family="graphic" style:parent-style-name="objectwithoutfill">
      <style:graphic-properties svg:stroke-color="#3465a4" draw:marker-start="Arrow" draw:marker-start-width="0.3cm" draw:marker-end="Arrow" draw:marker-end-width="0.3cm" draw:fill="solid" draw:textarea-vertical-align="middle"/>
      <style:paragraph-properties style:writing-mode="lr-tb"/>
    </style:style>
    <style:style style:name="gr62" style:family="graphic" style:parent-style-name="standard">
      <style:graphic-properties draw:fill-color="#ffffff" draw:textarea-horizontal-align="justify" draw:textarea-vertical-align="middle" draw:auto-grow-height="false" fo:min-height="0.803cm" fo:min-width="2.658cm"/>
      <style:paragraph-properties style:writing-mode="lr-tb"/>
    </style:style>
    <style:style style:name="gr63" style:family="graphic" style:parent-style-name="standard">
      <style:graphic-properties draw:fill-color="#000000" draw:textarea-horizontal-align="justify" draw:textarea-vertical-align="middle" draw:auto-grow-height="false" fo:min-height="0.803cm" fo:min-width="2.658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834cm"/>
      <style:paragraph-properties style:writing-mode="lr-tb"/>
    </style:style>
    <style:style style:name="gr65" style:family="graphic" style:parent-style-name="standard">
      <style:graphic-properties draw:fill-color="#77bc65" draw:textarea-horizontal-align="justify" draw:textarea-vertical-align="middle" draw:auto-grow-height="false" fo:min-height="1.369cm" fo:min-width="2.264cm"/>
      <style:paragraph-properties style:writing-mode="lr-tb"/>
    </style:style>
    <style:style style:name="gr66" style:family="graphic" style:parent-style-name="standard">
      <style:graphic-properties svg:stroke-color="#000000" draw:fill-color="#000000" draw:textarea-horizontal-align="justify" draw:textarea-vertical-align="middle" draw:auto-grow-height="false" fo:min-height="2.557cm" fo:min-width="3.818cm"/>
      <style:paragraph-properties style:writing-mode="lr-tb"/>
    </style:style>
    <style:style style:name="gr67" style:family="graphic" style:parent-style-name="objectwithoutfill">
      <style:graphic-properties svg:stroke-color="#3465a4" draw:marker-start="Arrow" draw:marker-start-width="0.3cm" draw:marker-end="" draw:marker-end-width="0.3cm" draw:fill="solid" draw:textarea-vertical-align="middle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2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3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61cm" fo:min-width="4.007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9cm" fo:min-width="4.807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1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2" style:family="paragraph">
      <loext:graphic-properties draw:fill="solid" draw:fill-color="#b4c7dc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style:paragraph-properties fo:text-align="center" style:writing-mode="lr-tb"/>
      <style:text-properties fo:font-weight="bold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 draw:fill-color="#ffffff"/>
      <style:paragraph-properties fo:text-align="center"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10" style:family="paragraph">
      <loext:graphic-properties draw:fill="none" draw:fill-color="#ffffff"/>
      <style:paragraph-properties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size="13pt" style:font-size-asian="13pt" style:font-size-complex="13pt"/>
    </style:style>
    <style:style style:name="P12" style:family="paragraph">
      <loext:graphic-properties draw:fill-color="#ffa6a6"/>
      <style:paragraph-properties fo:text-align="center"/>
    </style:style>
    <style:style style:name="P13" style:family="paragraph">
      <style:paragraph-properties fo:text-align="start"/>
    </style:style>
    <style:style style:name="P14" style:family="paragraph">
      <style:paragraph-properties fo:margin-left="0cm" fo:margin-right="0cm" fo:margin-top="0cm" fo:margin-bottom="0cm" fo:line-height="100%" fo:text-align="start" fo:text-indent="0cm"/>
    </style:style>
    <style:style style:name="P15" style:family="paragraph">
      <loext:graphic-properties draw:fill="none" draw:fill-color="#ffffff"/>
      <style:paragraph-properties fo:text-align="start" style:writing-mode="lr-tb"/>
      <style:text-properties fo:font-size="13pt" style:font-size-asian="13pt" style:font-size-complex="13pt"/>
    </style:style>
    <style:style style:name="P16" style:family="paragraph">
      <loext:graphic-properties draw:fill="none" draw:fill-color="#ffffff"/>
      <style:paragraph-properties style:writing-mode="lr-tb"/>
      <style:text-properties fo:font-style="italic"/>
    </style:style>
    <style:style style:name="P17" style:family="paragraph">
      <loext:graphic-properties draw:fill="none" draw:fill-color="#ffffff"/>
      <style:paragraph-properties fo:text-align="center" style:writing-mode="lr-tb"/>
      <style:text-properties fo:font-size="12pt" style:font-size-asian="18pt" style:font-size-complex="18pt"/>
    </style:style>
    <style:style style:name="P18" style:family="paragraph">
      <style:paragraph-properties fo:text-align="end" style:writing-mode="lr-tb"/>
      <style:text-properties fo:font-size="14pt" fo:font-weight="bold" style:font-size-asian="14pt" style:font-size-complex="14pt"/>
    </style:style>
    <style:style style:name="P19" style:family="paragraph">
      <loext:graphic-properties draw:fill-color="#eeeeee"/>
      <style:paragraph-properties fo:text-align="end" style:writing-mode="lr-tb"/>
      <style:text-properties fo:font-size="14pt" fo:font-weight="bold" style:font-size-asian="14pt" style:font-size-complex="14pt"/>
    </style:style>
    <style:style style:name="P20" style:family="paragraph">
      <loext:graphic-properties draw:fill-color="#dddddd"/>
      <style:paragraph-properties fo:text-align="end" style:writing-mode="lr-tb"/>
      <style:text-properties fo:font-size="14pt" fo:font-weight="bold" style:font-size-asian="14pt" style:font-size-complex="14pt"/>
    </style:style>
    <style:style style:name="P21" style:family="paragraph">
      <loext:graphic-properties draw:fill-color="#999999"/>
      <style:paragraph-properties fo:text-align="end" style:writing-mode="lr-tb"/>
      <style:text-properties fo:font-size="14pt" fo:font-weight="bold" style:font-size-asian="14pt" style:font-size-complex="14pt"/>
    </style:style>
    <style:style style:name="P22" style:family="paragraph">
      <style:paragraph-properties fo:text-align="start" style:writing-mode="lr-tb"/>
      <style:text-properties fo:color="#ffffff" fo:font-size="14pt" fo:font-weight="bold" style:font-size-asian="14pt" style:font-size-complex="14pt"/>
    </style:style>
    <style:style style:name="P23" style:family="paragraph">
      <loext:graphic-properties draw:fill-color="#8d1d75"/>
      <style:paragraph-properties fo:text-align="start" style:writing-mode="lr-tb"/>
      <style:text-properties fo:color="#ffffff" fo:font-size="14pt" fo:font-weight="bold" style:font-size-asian="14pt" style:font-size-complex="14pt"/>
    </style:style>
    <style:style style:name="P24" style:family="paragraph">
      <style:paragraph-properties fo:text-align="center" style:writing-mode="lr-tb"/>
      <style:text-properties fo:font-size="14pt" fo:font-weight="bold" style:font-size-asian="14pt" style:font-size-complex="14pt"/>
    </style:style>
    <style:style style:name="P25" style:family="paragraph">
      <loext:graphic-properties draw:fill-color="#729fcf"/>
      <style:paragraph-properties fo:text-align="center" style:writing-mode="lr-tb"/>
      <style:text-properties fo:font-size="14pt" fo:font-weight="bold" style:font-size-asian="14pt" style:font-size-complex="14pt"/>
    </style:style>
    <style:style style:name="P26" style:family="paragraph">
      <style:paragraph-properties fo:text-align="center" style:writing-mode="lr-tb"/>
      <style:text-properties fo:font-size="14pt" fo:font-weight="bold"/>
    </style:style>
    <style:style style:name="P27" style:family="paragraph">
      <loext:graphic-properties draw:fill-color="#808080"/>
      <style:paragraph-properties fo:text-align="center" style:writing-mode="lr-tb"/>
      <style:text-properties fo:font-size="14pt" fo:font-weight="bold"/>
    </style:style>
    <style:style style:name="P28" style:family="paragraph">
      <loext:graphic-properties draw:fill-color="#729fcf"/>
      <style:paragraph-properties fo:text-align="center" style:writing-mode="lr-tb"/>
      <style:text-properties fo:font-size="14pt" fo:font-weight="bold"/>
    </style:style>
    <style:style style:name="P29" style:family="paragraph">
      <loext:graphic-properties draw:fill-color="#000000"/>
      <style:paragraph-properties fo:text-align="center"/>
    </style:style>
    <style:style style:name="P30" style:family="paragraph">
      <loext:graphic-properties draw:fill="none" draw:fill-color="#ffffff"/>
      <style:paragraph-properties fo:text-align="center" style:writing-mode="lr-tb"/>
      <style:text-properties fo:font-size="9pt" style:font-size-asian="9pt" style:font-size-complex="9pt"/>
    </style:style>
    <style:style style:name="P31" style:family="paragraph">
      <style:paragraph-properties style:writing-mode="lr-tb"/>
    </style:style>
    <style:style style:name="P32" style:family="paragraph">
      <style:paragraph-properties fo:text-align="center" style:writing-mode="lr-tb"/>
    </style:style>
    <style:style style:name="P33" style:family="paragraph">
      <loext:graphic-properties draw:fill-color="#b4c7dc"/>
      <style:paragraph-properties fo:text-align="center" style:writing-mode="lr-tb"/>
    </style:style>
    <style:style style:name="P34" style:family="paragraph">
      <loext:graphic-properties draw:fill="solid"/>
      <style:paragraph-properties fo:text-align="center"/>
    </style:style>
    <style:style style:name="P35" style:family="paragraph">
      <loext:graphic-properties draw:fill-color="#b4c7dc"/>
      <style:paragraph-properties fo:text-align="center"/>
    </style:style>
    <style:style style:name="P36" style:family="paragraph">
      <loext:graphic-properties draw:fill-color="#77bc65"/>
      <style:paragraph-properties fo:text-align="center" style:writing-mode="lr-tb"/>
    </style:style>
    <style:style style:name="P37" style:family="paragraph">
      <loext:graphic-properties draw:fill="solid"/>
      <style:paragraph-properties fo:text-align="center" style:writing-mode="lr-tb"/>
      <style:text-properties fo:font-size="10pt" style:font-size-asian="10pt" style:font-size-complex="10pt"/>
    </style:style>
    <style:style style:name="P38" style:family="paragraph">
      <loext:graphic-properties draw:fill="solid"/>
      <style:paragraph-properties fo:margin-left="0cm" fo:margin-right="0cm" fo:margin-top="0cm" fo:margin-bottom="0cm" fo:line-height="100%" fo:text-align="center" fo:text-indent="0cm" style:writing-mode="lr-tb"/>
      <style:text-properties fo:font-size="10pt" style:font-size-asian="10pt" style:font-size-complex="10pt"/>
    </style:style>
    <style:style style:name="P39" style:family="paragraph">
      <loext:graphic-properties draw:fill="solid"/>
      <style:paragraph-properties fo:text-align="center" style:writing-mode="lr-tb"/>
    </style:style>
    <style:style style:name="P40" style:family="paragraph">
      <style:paragraph-properties fo:text-align="center" style:writing-mode="lr-tb"/>
      <style:text-properties style:font-name="Akkurat Mono Pro"/>
    </style:style>
    <style:style style:name="P41" style:family="paragraph">
      <loext:graphic-properties draw:fill-color="#000000"/>
      <style:paragraph-properties fo:text-align="center" style:writing-mode="lr-tb"/>
      <style:text-properties style:font-name="Akkurat Mono Pro"/>
    </style:style>
    <style:style style:name="P42" style:family="paragraph">
      <loext:graphic-properties draw:fill-color="#ffffff"/>
      <style:paragraph-properties fo:text-align="center" style:writing-mode="lr-tb"/>
      <style:text-properties style:font-name="Akkurat Mono Pro"/>
    </style:style>
    <style:style style:name="P43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44" style:family="paragraph">
      <loext:graphic-properties draw:fill-color="#000000"/>
      <style:paragraph-properties fo:text-align="center" style:writing-mode="lr-tb"/>
    </style:style>
    <style:style style:name="P45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46" style:family="paragraph">
      <loext:graphic-properties draw:fill="none" draw:fill-color="#ffffff"/>
      <style:paragraph-properties fo:text-align="center" style:writing-mode="lr-tb"/>
      <style:text-properties fo:font-size="11pt" style:font-size-asian="11pt" style:font-size-complex="11pt"/>
    </style:style>
    <style:style style:name="P47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T1" style:family="text">
      <style:text-properties fo:font-size="40pt" fo:font-weight="bold" style:font-size-asian="54pt" style:font-weight-asian="bold" style:font-size-complex="54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weight="bold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italic" fo:text-shadow="none" style:text-underline-style="none" fo:font-weight="normal" style:letter-kerning="true" style:font-name-asian="Noto Sans CJK SC" style:font-size-asian="12pt" style:font-style-asian="italic" style:font-weight-asian="normal" style:font-name-complex="Lohit Devanagari" style:font-size-complex="12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2pt" fo:font-style="italic" style:font-size-asian="12pt" style:font-style-asian="italic" style:font-size-complex="12pt" style:font-style-complex="italic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11" style:family="text">
      <style:text-properties fo:font-style="italic"/>
    </style:style>
    <style:style style:name="T12" style:family="text">
      <style:text-properties fo:font-size="12pt" fo:font-weight="bold" style:font-size-asian="18pt" style:font-weight-asian="bold" style:font-size-complex="18pt" style:font-weight-complex="bold"/>
    </style:style>
    <style:style style:name="T13" style:family="text">
      <style:text-properties fo:font-size="12pt" style:font-size-asian="18pt" style:font-size-complex="18pt"/>
    </style:style>
    <style:style style:name="T14" style:family="text">
      <style:text-properties fo:font-size="14pt" fo:font-weight="bold" style:font-size-asian="14pt" style:font-size-complex="14pt"/>
    </style:style>
    <style:style style:name="T15" style:family="text">
      <style:text-properties fo:color="#ffffff" fo:font-size="14pt" fo:font-weight="bold" style:font-size-asian="14pt" style:font-size-complex="14pt"/>
    </style:style>
    <style:style style:name="T16" style:family="text">
      <style:text-properties fo:font-size="14pt" fo:font-style="italic" fo:font-weight="bold" style:font-size-asian="14pt" style:font-style-asian="italic" style:font-size-complex="14pt" style:font-style-complex="italic"/>
    </style:style>
    <style:style style:name="T17" style:family="text">
      <style:text-properties fo:font-size="14pt" fo:font-weight="bold"/>
    </style:style>
    <style:style style:name="T18" style:family="text">
      <style:text-properties fo:font-size="14pt" fo:font-style="italic" fo:font-weight="bold" style:font-style-asian="italic" style:font-style-complex="italic"/>
    </style:style>
    <style:style style:name="T19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20" style:family="text">
      <style:text-properties fo:font-size="12pt" fo:font-weight="normal" style:font-size-asian="12pt" style:font-weight-asian="normal" style:font-size-complex="12pt" style:font-weight-complex="normal"/>
    </style:style>
    <style:style style:name="T21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2" style:family="text">
      <style:text-properties fo:font-size="9pt" style:font-size-asian="9pt" style:font-size-complex="9pt"/>
    </style:style>
    <style:style style:name="T23" style:family="text">
      <style:text-properties fo:font-size="12pt" fo:font-style="normal" style:font-size-asian="12pt" style:font-style-asian="normal" style:font-size-complex="12pt" style:font-style-complex="normal"/>
    </style:style>
    <style:style style:name="T24" style:family="text">
      <style:text-properties fo:font-size="14pt" fo:font-style="normal" fo:font-weight="bold" style:font-style-asian="normal" style:font-style-complex="normal"/>
    </style:style>
    <style:style style:name="T25" style:family="text">
      <style:text-properties fo:font-size="10pt" style:font-size-asian="10pt" style:font-size-complex="10pt"/>
    </style:style>
    <style:style style:name="T26" style:family="text">
      <style:text-properties style:font-name="Akkurat Mono Pro" fo:font-size="10pt" style:font-size-asian="10pt" style:font-size-complex="10pt"/>
    </style:style>
    <style:style style:name="T27" style:family="text">
      <style:text-properties style:font-name="Akkurat Mono Pro" fo:font-size="13pt" style:font-size-asian="13pt" style:font-size-complex="13pt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size="11pt" style:font-size-asian="11pt" style:font-size-complex="11pt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28.6cm" svg:height="16.4cm" svg:x="-0.5cm" svg:y="-0.4cm">
          <text:p text:style-name="P1"><text:span text:style-name="T1"/></text:p>
          <text:p text:style-name="P1"><text:span text:style-name="T2">Your Own Streaming Platform</text:span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3" draw:layer="layout" svg:width="4.6cm" svg:height="3.2cm" svg:x="4.188cm" svg:y="4cm">
            <text:p text:style-name="P3"><text:span text:style-name="T3">Stream</text:span></text:p>
            <text:p text:style-name="P3"><text:span text:style-name="T3">Publisher</text:span></text:p>
            <draw:enhanced-geometry svg:viewBox="0 0 21600 21600" draw:type="rectangle" draw:enhanced-path="M 0 0 L 21600 0 21600 21600 0 21600 0 0 Z N"/>
          </draw:custom-shape>
          <draw:frame draw:style-name="gr3" draw:text-style-name="P6" draw:layer="layout" svg:width="5.976cm" svg:height="5.465cm" svg:x="3.5cm" svg:y="8.601cm">
            <draw:text-box>
              <text:p text:style-name="P4"><text:span text:style-name="T4">For publishing streaming</text:span></text:p>
              <text:p text:style-name="P4"><text:span text:style-name="T4">A/V content</text:span></text:p>
              <text:p text:style-name="P4"><text:span text:style-name="T4"/></text:p>
              <text:p text:style-name="P4"><text:span text:style-name="T5">e.g. using OBS Studio,</text:span></text:p>
              <text:p text:style-name="P4"><text:span text:style-name="T6">FFmpeg, </text:span><text:span text:style-name="T7">videoDAC template</text:span></text:p>
              <text:p text:style-name="P5"><text:span text:style-name="T8">stream-to-earn app</text:span></text:p>
              <text:p text:style-name="P5"><text:span text:style-name="T5"/></text:p>
              <text:p text:style-name="P5"><text:span text:style-name="T5">Audio only, or Audio + Video</text:span><text:span text:style-name="T5"><text:line-break/></text:span><text:span text:style-name="T5"/></text:p>
              <text:p text:style-name="P5"><text:span text:style-name="T5">Live-streamed from mic/cam,</text:span></text:p>
              <text:p text:style-name="P5"><text:span text:style-name="T5">or streamed from disk</text:span></text:p>
            </draw:text-box>
          </draw:frame>
        </draw:g>
        <draw:g>
          <draw:custom-shape draw:style-name="gr2" draw:text-style-name="P3" draw:layer="layout" svg:width="4.6cm" svg:height="3.2cm" svg:x="11.58cm" svg:y="4cm">
            <text:p text:style-name="P3"><text:span text:style-name="T3">Streaming</text:span></text:p>
            <text:p text:style-name="P3"><text:span text:style-name="T3">Back-End</text:span></text:p>
            <draw:enhanced-geometry svg:viewBox="0 0 21600 21600" draw:type="rectangle" draw:enhanced-path="M 0 0 L 21600 0 21600 21600 0 21600 0 0 Z N"/>
          </draw:custom-shape>
          <draw:frame draw:style-name="gr4" draw:text-style-name="P6" draw:layer="layout" svg:width="5.358cm" svg:height="5.939cm" svg:x="11.201cm" svg:y="8.601cm">
            <draw:text-box>
              <text:p text:style-name="P4"><text:span text:style-name="T4">For receiving / serving</text:span></text:p>
              <text:p text:style-name="P4"><text:span text:style-name="T4">A/V content</text:span></text:p>
              <text:p text:style-name="P4"><text:span text:style-name="T4"/></text:p>
              <text:p text:style-name="P4"><text:span text:style-name="T5">Multi-stream</text:span></text:p>
              <text:p text:style-name="P4"><text:span text:style-name="T5"/></text:p>
              <text:p text:style-name="P4"><text:span text:style-name="T5">Multi-bitrate transcoding</text:span></text:p>
              <text:p text:style-name="P4"><text:span text:style-name="T5">(maximise accessibility)</text:span></text:p>
              <text:p text:style-name="P4"><text:span text:style-name="T5"/></text:p>
              <text:p text:style-name="P4"><text:span text:style-name="T5">Stream-only, no recording</text:span></text:p>
              <text:p text:style-name="P4"><text:span text:style-name="T5"/></text:p>
              <text:p text:style-name="P5"><text:span text:style-name="T5">Runs on one server</text:span></text:p>
              <text:p text:style-name="P5"><text:span text:style-name="T5">1 CPU / 2GB</text:span></text:p>
            </draw:text-box>
          </draw:frame>
        </draw:g>
        <draw:g>
          <draw:custom-shape draw:style-name="gr2" draw:text-style-name="P3" draw:layer="layout" svg:width="4.6cm" svg:height="3.2cm" svg:x="18.932cm" svg:y="4cm">
            <text:p text:style-name="P3"><text:span text:style-name="T3">Stream</text:span></text:p>
            <text:p text:style-name="P3"><text:span text:style-name="T3">Player</text:span></text:p>
            <draw:enhanced-geometry svg:viewBox="0 0 21600 21600" draw:type="rectangle" draw:enhanced-path="M 0 0 L 21600 0 21600 21600 0 21600 0 0 Z N"/>
          </draw:custom-shape>
          <draw:frame draw:style-name="gr5" draw:text-style-name="P6" draw:layer="layout" svg:width="5.463cm" svg:height="5.465cm" svg:x="18.501cm" svg:y="8.601cm">
            <draw:text-box>
              <text:p text:style-name="P4"><text:span text:style-name="T4">For playing streamed</text:span></text:p>
              <text:p text:style-name="P4"><text:span text:style-name="T4">A/V content</text:span></text:p>
              <text:p text:style-name="P4"><text:span text:style-name="T4"/></text:p>
              <text:p text:style-name="P4"><text:span text:style-name="T5">e.g. html / javascript page,</text:span></text:p>
              <text:p text:style-name="P4"><text:span text:style-name="T5">served via IPFS + ENS</text:span></text:p>
              <text:p text:style-name="P4"><text:span text:style-name="T5"/></text:p>
              <text:p text:style-name="P4"><text:span text:style-name="T5">e.g. videoDAC template</text:span></text:p>
              <text:p text:style-name="P4"><text:span text:style-name="T5">pay-to-play streaming app</text:span></text:p>
              <text:p text:style-name="P4"><text:span text:style-name="T5"/></text:p>
              <text:p text:style-name="P4"><text:span text:style-name="T5">e.g. </text:span><text:span text:style-name="T8">videoDAC template</text:span></text:p>
              <text:p text:style-name="P4"><text:span text:style-name="T8">free-to-play streaming app</text:span></text:p>
            </draw:text-box>
          </draw:frame>
        </draw:g>
        <draw:custom-shape draw:style-name="gr6" draw:text-style-name="P4" draw:layer="layout" svg:width="1.2cm" svg:height="0.6cm" svg:x="9.6cm" svg:y="5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4" draw:layer="layout" svg:width="1.2cm" svg:height="0.6cm" svg:x="17.001cm" svg:y="5.3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8" draw:text-style-name="P4" draw:layer="layout" svg:width="5cm" svg:height="5cm" svg:x="5cm" svg:y="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4" draw:layer="layout" svg:width="3cm" svg:height="1.4cm" svg:x="11.8cm" svg:y="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4" draw:layer="layout" svg:width="3cm" svg:height="1.4cm" svg:x="11.801cm" svg:y="8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4" draw:layer="layout" svg:width="5cm" svg:height="5cm" svg:x="16.601cm" svg:y="5.00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1" draw:text-style-name="P8" draw:layer="layout" svg:width="3.139cm" svg:height="1.673cm" svg:x="6cm" svg:y="2.9cm">
          <draw:text-box>
            <text:p text:style-name="P4">Content</text:p>
            <text:p text:style-name="P4">Creator</text:p>
          </draw:text-box>
        </draw:frame>
        <draw:frame draw:style-name="gr12" draw:text-style-name="P8" draw:layer="layout" svg:width="3.423cm" svg:height="1.673cm" svg:x="17.4cm" svg:y="2.901cm">
          <draw:text-box>
            <text:p text:style-name="P4">Content</text:p>
            <text:p text:style-name="P4">Consumer</text:p>
          </draw:text-box>
        </draw:frame>
        <draw:frame draw:style-name="gr13" draw:text-style-name="P9" draw:layer="layout" svg:width="4.845cm" svg:height="0.763cm" svg:x="10.9cm" svg:y="4.8cm">
          <draw:text-box>
            <text:p><text:span text:style-name="T9">stream digital content</text:span></text:p>
          </draw:text-box>
        </draw:frame>
        <draw:frame draw:style-name="gr14" draw:text-style-name="P9" draw:layer="layout" svg:width="4.541cm" svg:height="0.763cm" svg:x="11.1cm" svg:y="9.501cm">
          <draw:text-box>
            <text:p><text:span text:style-name="T9">earn digital money</text:span></text:p>
          </draw:text-box>
        </draw:frame>
        <draw:frame draw:style-name="gr15" draw:text-style-name="P10" draw:layer="layout" svg:width="4.642cm" svg:height="0.763cm" svg:x="11.1cm" svg:y="7.101cm">
          <draw:text-box>
            <text:p><text:span text:style-name="T10">real-time exchange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style-name="gr8" draw:text-style-name="P4" draw:layer="layout" svg:width="5cm" svg:height="5cm" svg:x="1.8cm" svg:y="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4" draw:layer="layout" svg:width="3cm" svg:height="1.4cm" svg:x="7.9cm" svg:y="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4" draw:layer="layout" svg:width="3cm" svg:height="1.4cm" svg:x="16.901cm" svg:y="7.9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4" draw:layer="layout" svg:width="5cm" svg:height="5cm" svg:x="20.501cm" svg:y="5.00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1" draw:text-style-name="P8" draw:layer="layout" svg:width="3.139cm" svg:height="1.673cm" svg:x="2.8cm" svg:y="2.9cm">
          <draw:text-box>
            <text:p text:style-name="P4">Content</text:p>
            <text:p text:style-name="P4">Creator</text:p>
          </draw:text-box>
        </draw:frame>
        <draw:frame draw:style-name="gr12" draw:text-style-name="P8" draw:layer="layout" svg:width="3.423cm" svg:height="1.673cm" svg:x="21.3cm" svg:y="2.901cm">
          <draw:text-box>
            <text:p text:style-name="P4">Content</text:p>
            <text:p text:style-name="P4">Consumer</text:p>
          </draw:text-box>
        </draw:frame>
        <draw:frame draw:style-name="gr16" draw:text-style-name="P11" draw:layer="layout" svg:width="3.347cm" svg:height="0.763cm" svg:x="7.732cm" svg:y="4.8cm">
          <draw:text-box>
            <text:p text:style-name="P4"><text:span text:style-name="T9">sends content</text:span></text:p>
          </draw:text-box>
        </draw:frame>
        <draw:frame draw:style-name="gr17" draw:text-style-name="P9" draw:layer="layout" svg:width="3.22cm" svg:height="0.763cm" svg:x="16.9cm" svg:y="9.401cm">
          <draw:text-box>
            <text:p><text:span text:style-name="T9">sends money</text:span></text:p>
          </draw:text-box>
        </draw:frame>
        <draw:custom-shape draw:style-name="gr18" draw:text-style-name="P12" draw:layer="layout" svg:width="5cm" svg:height="5cm" svg:x="11.4cm" svg:y="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9" draw:text-style-name="P4" draw:layer="layout" svg:width="3cm" svg:height="0.2cm" svg:x="7.901cm" svg:y="8.8cm">
          <text:p/>
          <draw:enhanced-geometry svg:viewBox="0 0 21600 21600" draw:mirror-horizontal="true" draw:text-areas="0 ?f0 ?f5 ?f2" draw:type="right-arrow" draw:modifiers="20218.0606464512 5480.5970149253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0" draw:text-style-name="P11" draw:layer="layout" svg:width="3.22cm" svg:height="1.275cm" svg:x="7.9cm" svg:y="9.401cm">
          <draw:text-box>
            <text:p text:style-name="P4"><text:span text:style-name="T9">sends money</text:span></text:p>
            <text:p text:style-name="P4"><text:span text:style-name="T9">(after costs)</text:span></text:p>
          </draw:text-box>
        </draw:frame>
        <draw:custom-shape draw:style-name="gr9" draw:text-style-name="P4" draw:layer="layout" svg:width="3cm" svg:height="1.4cm" svg:x="16.9cm" svg:y="5.6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1" draw:text-style-name="P9" draw:layer="layout" svg:width="4.668cm" svg:height="0.763cm" svg:x="16.732cm" svg:y="4.801cm">
          <draw:text-box>
            <text:p><text:span text:style-name="T9">sends content</text:span></text:p>
          </draw:text-box>
        </draw:frame>
        <draw:frame draw:style-name="gr22" draw:text-style-name="P8" draw:layer="layout" svg:width="3.745cm" svg:height="1.673cm" svg:x="12.001cm" svg:y="2.901cm">
          <draw:text-box>
            <text:p text:style-name="P4">Distributor /</text:p>
            <text:p text:style-name="P4">Collector</text:p>
          </draw:text-box>
        </draw:frame>
        <draw:frame draw:style-name="gr23" draw:text-style-name="P15" draw:layer="layout" svg:width="5.176cm" svg:height="2.299cm" svg:x="11.402cm" svg:y="10.602cm">
          <draw:text-box>
            <text:p text:style-name="P13"><text:span text:style-name="T9">Costs:</text:span></text:p>
            <text:p text:style-name="P14"><text:span text:style-name="T9">- People / Organisation</text:span></text:p>
            <text:p text:style-name="P13"><text:span text:style-name="T9">- Tech Operations</text:span></text:p>
            <text:p text:style-name="P13"><text:span text:style-name="T9">- Tech Development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24" draw:text-style-name="P16" draw:layer="layout" svg:width="4.452cm" svg:height="5.228cm" svg:x="3.874cm" svg:y="5.9cm">
          <draw:text-box>
            <text:p><text:span text:style-name="T11">Audio only</text:span><text:span text:style-name="T11"><text:tab/></text:span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>Audio + Video</text:span></text:p>
          </draw:text-box>
        </draw:frame>
        <draw:frame draw:style-name="gr25" draw:text-style-name="P16" draw:layer="layout" svg:width="13.002cm" svg:height="0.962cm" svg:x="10.5cm" svg:y="3.1cm">
          <draw:text-box>
            <text:p><text:span text:style-name="T11">Live content</text:span><text:span text:style-name="T11"><text:tab/></text:span><text:span text:style-name="T11"><text:tab/></text:span><text:span text:style-name="T11"><text:tab/></text:span><text:span text:style-name="T11"><text:tab/></text:span><text:span text:style-name="T11">Recorded content</text:span></text:p>
          </draw:text-box>
        </draw:frame>
        <draw:frame draw:style-name="gr26" draw:text-style-name="P17" draw:layer="layout" svg:width="6.09cm" svg:height="1.673cm" svg:x="9.7cm" svg:y="5.7cm">
          <draw:text-box>
            <text:p text:style-name="P4"><text:span text:style-name="T12">captured by a microphone</text:span></text:p>
            <text:p text:style-name="P4"><text:span text:style-name="T13">e.g. a musician’s home studio</text:span></text:p>
            <text:p text:style-name="P4"><text:span text:style-name="T13">live podcast, live radio station</text:span></text:p>
          </draw:text-box>
        </draw:frame>
        <draw:frame draw:style-name="gr27" draw:text-style-name="P17" draw:layer="layout" svg:width="6.945cm" svg:height="2.621cm" svg:x="9.3cm" svg:y="9.301cm">
          <draw:text-box>
            <text:p text:style-name="P4"><text:span text:style-name="T12">captured by mic + camera,</text:span></text:p>
            <text:p text:style-name="P4"><text:span text:style-name="T12">or screensharing e.g. slides,</text:span></text:p>
            <text:p text:style-name="P4"><text:span text:style-name="T12">or both (i.e. picture-in-picture)</text:span></text:p>
            <text:p text:style-name="P4"><text:span text:style-name="T13">e.g. livestream from smartphone / </text:span></text:p>
            <text:p text:style-name="P4"><text:span text:style-name="T13">laptop / live broadcast equipment</text:span></text:p>
          </draw:text-box>
        </draw:frame>
        <draw:frame draw:style-name="gr28" draw:text-style-name="P17" draw:layer="layout" svg:width="6.221cm" svg:height="1.199cm" svg:x="17.7cm" svg:y="5.901cm">
          <draw:text-box>
            <text:p text:style-name="P4"><text:span text:style-name="T12">streamed from a file on disk</text:span></text:p>
            <text:p text:style-name="P4"><text:span text:style-name="T13">e.g. an mp3 file, a wav file etc.</text:span></text:p>
          </draw:text-box>
        </draw:frame>
        <draw:frame draw:style-name="gr29" draw:text-style-name="P17" draw:layer="layout" svg:width="6.268cm" svg:height="1.199cm" svg:x="17.601cm" svg:y="9.802cm">
          <draw:text-box>
            <text:p text:style-name="P4"><text:span text:style-name="T12">streamed from a file on disk</text:span></text:p>
            <text:p text:style-name="P4"><text:span text:style-name="T13">e.g. an mp4 file, a mov file etc.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30" draw:text-style-name="P19" draw:layer="layout" svg:width="21cm" svg:height="26.5cm" draw:transform="rotate (-1.5707963267949) translate (26.8cm -3.2cm)">
          <text:p text:style-name="P18"><text:span text:style-name="T14">Functional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0" draw:layer="layout" svg:width="16cm" svg:height="24.6cm" draw:transform="rotate (-1.5707963267949) translate (25.8cm -2.4cm)">
          <text:p text:style-name="P18"><text:span text:style-name="T14">Crypto-Economic Landsca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1" draw:layer="layout" svg:width="10.6cm" svg:height="22.6cm" draw:transform="rotate (-1.5707963267949) translate (24.8cm -1.6cm)">
          <text:p text:style-name="P18"><text:span text:style-name="T14">Contracting / Settlement</text:span></text:p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5.6cm" svg:height="20.9cm" draw:transform="rotate (-1.5707963267949) translate (24.1cm 2cm)">
          <text:p text:style-name="P22"><text:span text:style-name="T15">Privac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5" draw:layer="layout" svg:width="4.6cm" svg:height="3.2cm" svg:x="4.188cm" svg:y="3.1cm">
          <text:p text:style-name="P24"><text:span text:style-name="T14">Stream-to-Earn</text:span></text:p>
          <text:p text:style-name="P24"><text:span text:style-name="T16">Publisher</text:span></text:p>
          <draw:enhanced-geometry svg:viewBox="0 0 21600 21600" draw:type="rectangle" draw:enhanced-path="M 0 0 L 21600 0 21600 21600 0 21600 0 0 Z N"/>
        </draw:custom-shape>
        <draw:custom-shape draw:style-name="gr35" draw:text-style-name="P27" draw:layer="layout" svg:width="4.6cm" svg:height="3.2cm" svg:x="11.58cm" svg:y="3.1cm">
          <text:p text:style-name="P26"><text:span text:style-name="T17">Livepeer</text:span></text:p>
          <text:p text:style-name="P26"><text:span text:style-name="T17">Full-Stack</text:span></text:p>
          <text:p text:style-name="P26"><text:span text:style-name="T17">Streaming</text:span></text:p>
          <text:p text:style-name="P26"><text:span text:style-name="T18">Platform</text:span></text:p>
          <draw:enhanced-geometry svg:viewBox="0 0 21600 21600" draw:type="rectangle" draw:enhanced-path="M 0 0 L 21600 0 21600 21600 0 21600 0 0 Z N"/>
        </draw:custom-shape>
        <draw:custom-shape draw:style-name="gr34" draw:text-style-name="P28" draw:layer="layout" svg:width="4.6cm" svg:height="3.2cm" svg:x="18.932cm" svg:y="3.1cm">
          <text:p text:style-name="P26"><text:span text:style-name="T17">Pay-to-Play</text:span></text:p>
          <text:p text:style-name="P26"><text:span text:style-name="T18">Consumer</text:span></text:p>
          <draw:enhanced-geometry svg:viewBox="0 0 21600 21600" draw:type="rectangle" draw:enhanced-path="M 0 0 L 21600 0 21600 21600 0 21600 0 0 Z N"/>
        </draw:custom-shape>
        <draw:custom-shape draw:style-name="gr36" draw:text-style-name="P29" draw:layer="layout" svg:width="1.2cm" svg:height="0.6cm" svg:x="9.624cm" svg:y="4.05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29" draw:layer="layout" svg:width="1.2cm" svg:height="0.6cm" svg:x="16.939cm" svg:y="4.056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" draw:text-style-name="P29" draw:layer="layout" svg:width="1.2cm" svg:height="0.6cm" svg:x="16.939cm" svg:y="4.93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" draw:text-style-name="P29" draw:layer="layout" svg:width="1.2cm" svg:height="0.6cm" svg:x="9.624cm" svg:y="4.929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8" draw:text-style-name="P6" draw:layer="layout" svg:width="6.2cm" svg:height="11.153cm" svg:x="3.2cm" svg:y="6.5cm">
          <draw:text-box>
            <text:p text:style-name="P4"><text:span text:style-name="T19">Secured by Orchid</text:span></text:p>
            <text:p text:style-name="P4"><text:span text:style-name="T5"/></text:p>
            <text:p text:style-name="P4"><text:span text:style-name="T5"/></text:p>
            <text:p text:style-name="P5"><text:span text:style-name="T4">Settled on Ethereum</text:span></text:p>
            <text:p text:style-name="P5"><text:span text:style-name="T4"/></text:p>
            <text:p text:style-name="P4"><text:span text:style-name="T5"/></text:p>
            <text:p text:style-name="P4"><text:span text:style-name="T5"/></text:p>
            <text:p text:style-name="P4"><text:span text:style-name="T5"/></text:p>
            <text:p text:style-name="P4"><text:span text:style-name="T5"/></text:p>
            <text:p text:style-name="P4"><text:span text:style-name="T4">Orchid $OXT PMs</text:span><text:span text:style-name="T20">: receive payment from </text:span><text:span text:style-name="T21">Platform</text:span></text:p>
            <text:p text:style-name="P4"><text:span text:style-name="T21"/></text:p>
            <text:p text:style-name="P4"><text:span text:style-name="T21"/></text:p>
            <text:p text:style-name="P4"><text:span text:style-name="T21"/></text:p>
            <text:p text:style-name="P4"><text:span text:style-name="T21"/></text:p>
            <text:p text:style-name="P4"><text:span text:style-name="T21"/></text:p>
            <text:p text:style-name="P4"><text:span text:style-name="T5">Capture content on device</text:span></text:p>
            <text:p text:style-name="P4"><text:span text:style-name="T5"/></text:p>
            <text:p text:style-name="P4"><text:span text:style-name="T5">Supply content to </text:span><text:span text:style-name="T8">Platform</text:span><text:span text:style-name="T5"> </text:span></text:p>
            <text:p text:style-name="P4"><text:span text:style-name="T5"/></text:p>
            <text:p text:style-name="P5"><text:span text:style-name="T5">Content naming &amp; metadata using </text:span><text:span text:style-name="T4">ENS </text:span><text:span text:style-name="T20">and</text:span><text:span text:style-name="T4"> 3Box</text:span></text:p>
          </draw:text-box>
        </draw:frame>
        <draw:frame draw:style-name="gr38" draw:text-style-name="P6" draw:layer="layout" svg:width="6.3cm" svg:height="11.153cm" svg:x="10.8cm" svg:y="6.501cm">
          <draw:text-box>
            <text:p text:style-name="P4"><text:span text:style-name="T19">Secured by Orchid</text:span></text:p>
            <text:p text:style-name="P4"><text:span text:style-name="T5"/></text:p>
            <text:p text:style-name="P4"><text:span text:style-name="T5"/></text:p>
            <text:p text:style-name="P5"><text:span text:style-name="T4">Settled on Ethereum</text:span></text:p>
            <text:p text:style-name="P4"><text:span text:style-name="T4"/></text:p>
            <text:p text:style-name="P4"><text:span text:style-name="T5"/></text:p>
            <text:p text:style-name="P5"><text:span text:style-name="T4">Orchid $OXT PMs:</text:span><text:span text:style-name="T5"> payments to </text:span><text:span text:style-name="T8">Publisher, </text:span><text:span text:style-name="T5">from </text:span><text:span text:style-name="T8">Consumer</text:span></text:p>
            <text:p text:style-name="P5"><text:span text:style-name="T5"><text:line-break/></text:span><text:span text:style-name="T4">Livepeer $ETH PMs:</text:span><text:span text:style-name="T20"> payments </text:span><text:span text:style-name="T5">to </text:span><text:span text:style-name="T8">Transcoders</text:span></text:p>
            <text:p text:style-name="P5"><text:span text:style-name="T5"/></text:p>
            <text:p text:style-name="P4"><text:span text:style-name="T4">Livepeer $LPT</text:span><text:span text:style-name="T5"> </text:span><text:span text:style-name="T4">Staking</text:span><text:span text:style-name="T5">: receive rewards</text:span></text:p>
            <text:p text:style-name="P4"><text:span text:style-name="T5"/></text:p>
            <text:p text:style-name="P4"><text:span text:style-name="T5"/></text:p>
            <text:p text:style-name="P4"><text:span text:style-name="T5"/></text:p>
            <text:p text:style-name="P4"><text:span text:style-name="T5">Ingest content from </text:span><text:span text:style-name="T8">Publisher</text:span></text:p>
            <text:p text:style-name="P4"><text:span text:style-name="T8"/></text:p>
            <text:p text:style-name="P4"><text:span text:style-name="T5">Serve content to </text:span><text:span text:style-name="T8">Consumer</text:span></text:p>
          </draw:text-box>
        </draw:frame>
        <draw:frame draw:style-name="gr39" draw:text-style-name="P30" draw:layer="layout" svg:width="1.62cm" svg:height="0.963cm" svg:x="9.414cm" svg:y="3cm">
          <draw:text-box>
            <text:p text:style-name="P4"><text:span text:style-name="T22">Source</text:span></text:p>
            <text:p text:style-name="P4"><text:span text:style-name="T22">Content</text:span></text:p>
          </draw:text-box>
        </draw:frame>
        <draw:frame draw:style-name="gr40" draw:text-style-name="P30" draw:layer="layout" svg:width="2.178cm" svg:height="0.963cm" svg:x="16.45cm" svg:y="3.001cm">
          <draw:text-box>
            <text:p text:style-name="P4"><text:span text:style-name="T22">Transcoded</text:span></text:p>
            <text:p text:style-name="P4"><text:span text:style-name="T22">Content</text:span></text:p>
          </draw:text-box>
        </draw:frame>
        <draw:frame draw:style-name="gr41" draw:text-style-name="P30" draw:layer="layout" svg:width="2.047cm" svg:height="0.607cm" svg:x="9.201cm" svg:y="5.8cm">
          <draw:text-box>
            <text:p text:style-name="P4"><text:span text:style-name="T22">$OXT PMs</text:span></text:p>
          </draw:text-box>
        </draw:frame>
        <draw:frame draw:style-name="gr41" draw:text-style-name="P30" draw:layer="layout" svg:width="2.047cm" svg:height="0.607cm" svg:x="16.516cm" svg:y="5.801cm">
          <draw:text-box>
            <text:p text:style-name="P4"><text:span text:style-name="T22">$OXT PMs</text:span></text:p>
          </draw:text-box>
        </draw:frame>
        <draw:frame draw:style-name="gr42" draw:text-style-name="P6" draw:layer="layout" svg:width="5.6cm" svg:height="10.679cm" svg:x="18.5cm" svg:y="6.502cm">
          <draw:text-box>
            <text:p text:style-name="P4"><text:span text:style-name="T19">Secured by Orchid</text:span></text:p>
            <text:p text:style-name="P4"><text:span text:style-name="T5"/></text:p>
            <text:p text:style-name="P4"><text:span text:style-name="T5"/></text:p>
            <text:p text:style-name="P5"><text:span text:style-name="T4">Settled on Ethereum</text:span></text:p>
            <text:p text:style-name="P5"><text:span text:style-name="T4"/></text:p>
            <text:p text:style-name="P4"><text:span text:style-name="T5"/></text:p>
            <text:p text:style-name="P4"><text:span text:style-name="T5"/></text:p>
            <text:p text:style-name="P4"><text:span text:style-name="T5"/></text:p>
            <text:p text:style-name="P4"><text:span text:style-name="T5"/></text:p>
            <text:p text:style-name="P4"><text:span text:style-name="T4">Orchid</text:span><text:span text:style-name="T5"> </text:span><text:span text:style-name="T4">$OXT PMs</text:span><text:span text:style-name="T20">:</text:span><text:span text:style-name="T5"> payments to the </text:span><text:span text:style-name="T8">Platform</text:span></text:p>
            <text:p text:style-name="P4"><text:span text:style-name="T8"/></text:p>
            <text:p text:style-name="P4"><text:span text:style-name="T8"/></text:p>
            <text:p text:style-name="P4"><text:span text:style-name="T8"/></text:p>
            <text:p text:style-name="P4"><text:span text:style-name="T5"/></text:p>
            <text:p text:style-name="P4"><text:span text:style-name="T5"/></text:p>
            <text:p text:style-name="P4"><text:span text:style-name="T5">Content discovery using </text:span><text:span text:style-name="T4">ENS </text:span><text:span text:style-name="T20">and</text:span><text:span text:style-name="T4"> 3Box</text:span></text:p>
            <text:p text:style-name="P4"><text:span text:style-name="T4"/></text:p>
            <text:p text:style-name="P4"><text:span text:style-name="T5">Stream from </text:span><text:span text:style-name="T8">Platform</text:span></text:p>
            <text:p text:style-name="P4"><text:span text:style-name="T23"/></text:p>
            <text:p text:style-name="P4"><text:span text:style-name="T23">Play content on device </text:span></text:p>
          </draw:text-box>
        </draw:frame>
        <draw:custom-shape draw:style-name="gr43" draw:text-style-name="P27" draw:layer="layout" svg:width="4.6cm" svg:height="2.3cm" svg:x="11.58cm" svg:y="-1.1cm">
          <text:p text:style-name="P26"><text:span text:style-name="T17">Livepeer</text:span></text:p>
          <text:p text:style-name="P26"><text:span text:style-name="T18">Transcoder</text:span></text:p>
          <text:p text:style-name="P26"><text:span text:style-name="T24">Marketplace</text:span></text:p>
          <draw:enhanced-geometry svg:viewBox="0 0 21600 21600" draw:type="rectangle" draw:enhanced-path="M 0 0 L 21600 0 21600 21600 0 21600 0 0 Z N"/>
        </draw:custom-shape>
        <draw:custom-shape draw:style-name="gr36" draw:text-style-name="P29" draw:layer="layout" svg:width="1.2cm" svg:height="0.6cm" draw:transform="rotate (1.5709708597201) translate (13.194cm 2.698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29" draw:layer="layout" svg:width="1.2cm" svg:height="0.6cm" draw:transform="rotate (1.5707963267949) translate (14.206cm 2.698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4" draw:text-style-name="P30" draw:layer="layout" svg:width="2.72cm" svg:height="1.319cm" svg:x="10.501cm" svg:y="1.431cm">
          <draw:text-box>
            <text:p text:style-name="P4"><text:span text:style-name="T22">Source Content</text:span></text:p>
            <text:p text:style-name="P4"><text:span text:style-name="T22"><text:line-break/></text:span><text:span text:style-name="T22">$ETH PMs</text:span></text:p>
          </draw:text-box>
        </draw:frame>
        <draw:frame draw:style-name="gr40" draw:text-style-name="P30" draw:layer="layout" svg:width="2.178cm" svg:height="0.963cm" svg:x="14.701cm" svg:y="1.532cm">
          <draw:text-box>
            <text:p text:style-name="P4"><text:span text:style-name="T22">Transcoded</text:span></text:p>
            <text:p text:style-name="P4"><text:span text:style-name="T22">Content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text-style-name="P31" draw:layer="layout" svg:width="25.199cm" svg:height="2.629cm" svg:x="1.4cm" svg:y="0.628cm" presentation:class="title">
          <draw:text-box>
            <text:p>(Very) High Level Architecture</text:p>
          </draw:text-box>
        </draw:frame>
        <draw:custom-shape draw:style-name="gr45" draw:text-style-name="P33" draw:layer="layout" svg:width="8.2cm" svg:height="6.4cm" svg:x="9.4cm" svg:y="5.6cm">
          <text:p text:style-name="P32">Streaming Back-End</text:p>
          <text:p text:style-name="P32"/>
          <text:p text:style-name="P32"><text:span text:style-name="T9">“</text:span><text:span text:style-name="T9">Central” hub for receiving /</text:span></text:p>
          <text:p text:style-name="P32"><text:span text:style-name="T9">serving / transcoding</text:span></text:p>
          <text:p text:style-name="P32"><text:span text:style-name="T9">A/V content</text:span></text:p>
          <draw:enhanced-geometry svg:viewBox="0 0 21600 21600" draw:type="rectangle" draw:enhanced-path="M 0 0 L 21600 0 21600 21600 0 21600 0 0 Z N"/>
        </draw:custom-shape>
        <draw:custom-shape draw:style-name="gr46" draw:text-style-name="P32" draw:layer="layout" svg:width="4.4cm" svg:height="3.2cm" svg:x="21cm" svg:y="7cm">
          <text:p text:style-name="P32">Viewer</text:p>
          <text:p text:style-name="P32"><text:span text:style-name="T25"/></text:p>
          <text:p text:style-name="P32"><text:span text:style-name="T25">Watching on TV Set,</text:span></text:p>
          <text:p text:style-name="P32"><text:span text:style-name="T25">Smartphone, Laptop,</text:span></text:p>
          <text:p text:style-name="P32"><text:span text:style-name="T25">Monitor, Watch, etc.</text:span></text:p>
          <draw:enhanced-geometry svg:viewBox="0 0 21600 21600" draw:type="rectangle" draw:enhanced-path="M 0 0 L 21600 0 21600 21600 0 21600 0 0 Z N"/>
        </draw:custom-shape>
        <draw:custom-shape draw:style-name="gr46" draw:text-style-name="P32" draw:layer="layout" svg:width="4.4cm" svg:height="3.2cm" svg:x="2cm" svg:y="7cm">
          <text:p text:style-name="P32">Publisher</text:p>
          <text:p text:style-name="P32"><text:span text:style-name="T25"/></text:p>
          <text:p text:style-name="P32"><text:span text:style-name="T25">“</text:span><text:span text:style-name="T25">Rights Owner” of original</text:span></text:p>
          <text:p text:style-name="P32"><text:span text:style-name="T25">(live)streaming A/V content</text:span></text:p>
          <draw:enhanced-geometry svg:viewBox="0 0 21600 21600" draw:type="rectangle" draw:enhanced-path="M 0 0 L 21600 0 21600 21600 0 21600 0 0 Z N"/>
        </draw:custom-shape>
        <draw:line draw:style-name="gr47" draw:text-style-name="P34" draw:layer="layout" svg:x1="7cm" svg:y1="8.6cm" svg:x2="9cm" svg:y2="8.6cm">
          <text:p/>
        </draw:line>
        <draw:line draw:style-name="gr47" draw:text-style-name="P34" draw:layer="layout" svg:x1="18.2cm" svg:y1="8.6cm" svg:x2="20.6cm" svg:y2="8.6cm">
          <text:p/>
        </draw:line>
        <presentation:notes draw:style-name="dp2">
          <draw:page-thumbnail draw:style-name="gr7" draw:layer="layout" svg:width="19.798cm" svg:height="11.136cm" svg:x="0.6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48" draw:text-style-name="P35" draw:layer="layout" svg:width="14.6cm" svg:height="10.2cm" svg:x="3cm" svg:y="4.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6" draw:layer="layout" svg:width="4.4cm" svg:height="3.2cm" svg:x="3.7cm" svg:y="10.7cm">
          <text:p text:style-name="P32">Transcoder</text:p>
          <draw:enhanced-geometry svg:viewBox="0 0 21600 21600" draw:type="rectangle" draw:enhanced-path="M 0 0 L 21600 0 21600 21600 0 21600 0 0 Z N"/>
        </draw:custom-shape>
        <draw:custom-shape draw:style-name="gr49" draw:text-style-name="P36" draw:layer="layout" svg:width="4.4cm" svg:height="3.2cm" svg:x="12.7cm" svg:y="10.5cm">
          <text:p text:style-name="P32">Orchestrator</text:p>
          <text:p text:style-name="P32"><text:span text:style-name="T25"/></text:p>
          <text:p text:style-name="P32"><text:span text:style-name="T25">(</text:span><text:span text:style-name="T26">livepeer -offchain</text:span><text:span text:style-name="T25">)</text:span><text:span text:style-name="T25"><text:line-break/></text:span><text:span text:style-name="T25">Load balances and</text:span></text:p>
          <text:p text:style-name="P32"><text:span text:style-name="T25">marshalls content across</text:span></text:p>
          <text:p text:style-name="P32"><text:span text:style-name="T25">Transcoder set</text:span></text:p>
          <draw:enhanced-geometry svg:viewBox="0 0 21600 21600" draw:type="rectangle" draw:enhanced-path="M 0 0 L 21600 0 21600 21600 0 21600 0 0 Z N"/>
        </draw:custom-shape>
        <draw:custom-shape draw:style-name="gr49" draw:text-style-name="P36" xml:id="id2" draw:id="id2" draw:layer="layout" svg:width="4.4cm" svg:height="3.2cm" svg:x="12.7cm" svg:y="4.7cm">
          <text:p text:style-name="P32">Broadcaster</text:p>
          <text:p text:style-name="P32"><text:span text:style-name="T25"/></text:p>
          <text:p text:style-name="P32"><text:span text:style-name="T25">(</text:span><text:span text:style-name="T26">livepeer -offchain</text:span><text:span text:style-name="T25">)</text:span></text:p>
          <text:p text:style-name="P32"><text:span text:style-name="T25">Receiving / serving AV</text:span></text:p>
          <text:p text:style-name="P32"><text:span text:style-name="T25">Content; employing</text:span></text:p>
          <text:p text:style-name="P32"><text:span text:style-name="T22">Orchestrators / Transcoders</text:span></text:p>
          <draw:enhanced-geometry svg:viewBox="0 0 21600 21600" draw:type="rectangle" draw:enhanced-path="M 0 0 L 21600 0 21600 21600 0 21600 0 0 Z N"/>
        </draw:custom-shape>
        <draw:custom-shape draw:style-name="gr49" draw:text-style-name="P36" draw:layer="layout" svg:width="4.4cm" svg:height="3.2cm" svg:x="3.5cm" svg:y="10.5cm">
          <text:p text:style-name="P32">Transcoder(s)</text:p>
          <text:p text:style-name="P32"><text:span text:style-name="T25"/></text:p>
          <text:p text:style-name="P32"><text:span text:style-name="T25">(</text:span><text:span text:style-name="T26">livepeer -offchain</text:span><text:span text:style-name="T25">)</text:span><text:span text:style-name="T25"><text:line-break/></text:span><text:span text:style-name="T25">Shrink the content to</text:span></text:p>
          <text:p text:style-name="P32"><text:span text:style-name="T25">make it easier for </text:span></text:p>
          <text:p text:style-name="P32"><text:span text:style-name="T25">viewers to consume</text:span></text:p>
          <draw:enhanced-geometry svg:viewBox="0 0 21600 21600" draw:type="rectangle" draw:enhanced-path="M 0 0 L 21600 0 21600 21600 0 21600 0 0 Z N"/>
        </draw:custom-shape>
        <draw:custom-shape draw:style-name="gr46" draw:text-style-name="P32" xml:id="id1" draw:id="id1" draw:layer="layout" svg:width="4.4cm" svg:height="3.2cm" svg:x="3.5cm" svg:y="4.7cm">
          <text:p text:style-name="P32">Publisher</text:p>
          <text:p text:style-name="P32"><text:span text:style-name="T25"/></text:p>
          <text:p text:style-name="P32"><text:span text:style-name="T25">Creates and publishes</text:span></text:p>
          <text:p text:style-name="P32"><text:span text:style-name="T25"><text:s/></text:span><text:span text:style-name="T25">the source signal</text:span></text:p>
          <text:p text:style-name="P32"><text:span text:style-name="T25">of original AV content</text:span><text:span text:style-name="T25"><text:line-break/></text:span><text:span text:style-name="T25">(ffmpeg, OBS, ManyCam,</text:span></text:p>
          <text:p text:style-name="P32"><text:span text:style-name="T25">RaspberryPi, etc</text:span></text:p>
          <draw:enhanced-geometry svg:viewBox="0 0 21600 21600" draw:type="rectangle" draw:enhanced-path="M 0 0 L 21600 0 21600 21600 0 21600 0 0 Z N"/>
        </draw:custom-shape>
        <draw:connector draw:style-name="gr50" draw:text-style-name="P37" draw:layer="layout" svg:x1="7.9cm" svg:y1="6.3cm" svg:x2="12.7cm" svg:y2="6.3cm" draw:start-shape="id1" draw:start-glue-point="1" draw:end-shape="id2" draw:end-glue-point="3" svg:d="M7900 6300h4800" svg:viewBox="0 0 4801 1">
          <text:p text:style-name="P4"><text:span text:style-name="T25">Publish source</text:span></text:p>
          <text:p text:style-name="P4"><text:span text:style-name="T25">content</text:span></text:p>
          <text:p text:style-name="P4"><text:span text:style-name="T25"/></text:p>
          <text:p text:style-name="P4"><text:span text:style-name="T25">RTMP into</text:span></text:p>
          <text:p text:style-name="P4"><text:span text:style-name="T25">port </text:span><text:span text:style-name="T26">1935</text:span></text:p>
        </draw:connector>
        <draw:connector draw:style-name="gr50" draw:text-style-name="P37" draw:layer="layout" svg:x1="17.1cm" svg:y1="6.3cm" svg:x2="21cm" svg:y2="6.3cm" draw:start-shape="id2" draw:start-glue-point="1" draw:end-shape="id3" svg:d="M17100 6300h3900" svg:viewBox="0 0 3901 1">
          <text:p text:style-name="P4"><text:span text:style-name="T25">Serve Content</text:span></text:p>
          <text:p text:style-name="P4"><text:span text:style-name="T25">(source, transcoded)</text:span></text:p>
          <text:p text:style-name="P4"><text:span text:style-name="T25"/></text:p>
          <text:p text:style-name="P4"><text:span text:style-name="T25">HLS via http</text:span></text:p>
          <text:p text:style-name="P4"><text:span text:style-name="T25">port 8935</text:span></text:p>
        </draw:connector>
        <draw:custom-shape draw:style-name="gr46" draw:text-style-name="P32" xml:id="id3" draw:id="id3" draw:layer="layout" svg:width="4.4cm" svg:height="3.2cm" svg:x="21cm" svg:y="4.7cm">
          <text:p text:style-name="P32">Viewer</text:p>
          <text:p text:style-name="P32"><text:span text:style-name="T25"/></text:p>
          <text:p text:style-name="P32"><text:span text:style-name="T25">Watching on TV Set,</text:span></text:p>
          <text:p text:style-name="P32"><text:span text:style-name="T25">Smartphone, Laptop,</text:span></text:p>
          <text:p text:style-name="P32"><text:span text:style-name="T25">Monitor, Watch, etc.</text:span></text:p>
          <draw:enhanced-geometry svg:viewBox="0 0 21600 21600" draw:type="rectangle" draw:enhanced-path="M 0 0 L 21600 0 21600 21600 0 21600 0 0 Z N"/>
        </draw:custom-shape>
        <draw:connector draw:style-name="gr50" draw:text-style-name="P37" draw:layer="layout" svg:x1="13.411cm" svg:y1="7.9cm" svg:x2="13.411cm" svg:y2="10.5cm" svg:d="M13411 7900v2600" svg:viewBox="0 0 1 2601">
          <text:p text:style-name="P5"><text:span text:style-name="T25">Send content in</text:span></text:p>
          <text:p text:style-name="P5"><text:span text:style-name="T25">source format into</text:span></text:p>
          <text:p text:style-name="P5"><text:span text:style-name="T25">port </text:span><text:span text:style-name="T26">8936</text:span></text:p>
          <text:p text:style-name="P5"><text:span text:style-name="T25"/></text:p>
          <text:p text:style-name="P5"><text:span text:style-name="T25"/></text:p>
        </draw:connector>
        <draw:connector draw:style-name="gr51" draw:text-style-name="P38" draw:layer="layout" svg:x1="16.023cm" svg:y1="7.9cm" svg:x2="16.023cm" svg:y2="10.5cm" svg:d="M16023 7900v2600" svg:viewBox="0 0 1 2601">
          <text:p text:style-name="P5"><text:span text:style-name="T25"/></text:p>
          <text:p text:style-name="P5"><text:span text:style-name="T25"/></text:p>
          <text:p text:style-name="P5"><text:span text:style-name="T25">Send content in</text:span></text:p>
          <text:p text:style-name="P5"><text:span text:style-name="T25">transcoded format(s)</text:span></text:p>
          <text:p text:style-name="P5"><text:span text:style-name="T25">from port </text:span><text:span text:style-name="T26">8936</text:span></text:p>
        </draw:connector>
        <draw:connector draw:style-name="gr50" draw:text-style-name="P39" draw:layer="layout" svg:x1="12.701cm" svg:y1="11.711cm" svg:x2="7.901cm" svg:y2="11.711cm" svg:d="M12701 11711h-4800" svg:viewBox="0 0 4801 1">
          <text:p text:style-name="P5"><text:span text:style-name="T25">Send content in source</text:span></text:p>
          <text:p text:style-name="P5"><text:span text:style-name="T25">format to port </text:span><text:span text:style-name="T26">8937</text:span></text:p>
          <text:p text:style-name="P5"><text:span text:style-name="T25"/></text:p>
          <text:p text:style-name="P5"><text:span text:style-name="T25"/></text:p>
          <text:p text:style-name="P5"><text:span text:style-name="T25"/></text:p>
        </draw:connector>
        <draw:connector draw:style-name="gr50" draw:text-style-name="P37" draw:layer="layout" svg:x1="7.9cm" svg:y1="12.7cm" svg:x2="12.7cm" svg:y2="12.7cm" svg:d="M7900 12700h4800" svg:viewBox="0 0 4801 1">
          <text:p text:style-name="P4"><text:span text:style-name="T25"/></text:p>
          <text:p text:style-name="P4"><text:span text:style-name="T25"/></text:p>
          <text:p text:style-name="P4"><text:span text:style-name="T25"/></text:p>
          <text:p text:style-name="P4"><text:span text:style-name="T25">Send content in</text:span></text:p>
          <text:p text:style-name="P4"><text:span text:style-name="T25">transcoded format(s)</text:span></text:p>
          <text:p text:style-name="P4"><text:span text:style-name="T25">from port </text:span><text:span text:style-name="T26">8937</text:span></text:p>
        </draw:connector>
        <draw:frame presentation:style-name="pr2" draw:text-style-name="P31" draw:layer="layout" svg:width="25.199cm" svg:height="2.629cm" svg:x="1.401cm" svg:y="0.629cm" presentation:class="title" presentation:user-transformed="true">
          <draw:text-box>
            <text:p>Infinite Digital Stage – Architecture</text:p>
          </draw:text-box>
        </draw:frame>
        <presentation:notes draw:style-name="dp2">
          <draw:page-thumbnail draw:style-name="gr7" draw:layer="layout" svg:width="19.798cm" svg:height="11.136cm" svg:x="0.6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custom-shape draw:style-name="gr52" draw:text-style-name="P36" xml:id="id6" draw:id="id6" draw:layer="layout" svg:width="4.318cm" svg:height="2.807cm" svg:x="11.83cm" svg:y="1.689cm">
          <text:p text:style-name="P32">broadcaster</text:p>
          <draw:enhanced-geometry svg:viewBox="0 0 21600 21600" draw:type="rectangle" draw:enhanced-path="M 0 0 L 21600 0 21600 21600 0 21600 0 0 Z N"/>
        </draw:custom-shape>
        <draw:custom-shape draw:style-name="gr53" draw:text-style-name="P41" xml:id="id9" draw:id="id9" draw:layer="layout" svg:width="1.374cm" svg:height="1.053cm" svg:x="10.456cm" svg:y="3.268cm">
          <text:p text:style-name="P40"><text:span text:style-name="T27">7935</text:span></text:p>
          <draw:enhanced-geometry svg:viewBox="0 0 21600 21600" draw:type="rectangle" draw:enhanced-path="M 0 0 L 21600 0 21600 21600 0 21600 0 0 Z N"/>
        </draw:custom-shape>
        <draw:custom-shape draw:style-name="gr54" draw:text-style-name="P42" xml:id="id5" draw:id="id5" draw:layer="layout" svg:width="1.374cm" svg:height="1.053cm" svg:x="10.456cm" svg:y="1.865cm">
          <text:p text:style-name="P40"><text:span text:style-name="T27">1935</text:span></text:p>
          <draw:enhanced-geometry svg:viewBox="0 0 21600 21600" draw:type="rectangle" draw:enhanced-path="M 0 0 L 21600 0 21600 21600 0 21600 0 0 Z N"/>
        </draw:custom-shape>
        <draw:custom-shape draw:style-name="gr52" draw:text-style-name="P36" draw:layer="layout" svg:width="4.318cm" svg:height="2.807cm" svg:x="11.732cm" svg:y="6.865cm">
          <text:p text:style-name="P32">orchestrator</text:p>
          <draw:enhanced-geometry svg:viewBox="0 0 21600 21600" draw:type="rectangle" draw:enhanced-path="M 0 0 L 21600 0 21600 21600 0 21600 0 0 Z N"/>
        </draw:custom-shape>
        <draw:custom-shape draw:style-name="gr55" draw:text-style-name="P36" draw:layer="layout" svg:width="4.319cm" svg:height="2.807cm" svg:x="11.814cm" svg:y="11.993cm">
          <text:p text:style-name="P32">transcoder</text:p>
          <draw:enhanced-geometry svg:viewBox="0 0 21600 21600" draw:type="rectangle" draw:enhanced-path="M 0 0 L 21600 0 21600 21600 0 21600 0 0 Z N"/>
        </draw:custom-shape>
        <draw:custom-shape draw:style-name="gr53" draw:text-style-name="P41" xml:id="id10" draw:id="id10" draw:layer="layout" svg:width="1.374cm" svg:height="1.053cm" svg:x="10.44cm" svg:y="13.133cm">
          <text:p text:style-name="P40"><text:span text:style-name="T27">7937</text:span></text:p>
          <draw:enhanced-geometry svg:viewBox="0 0 21600 21600" draw:type="rectangle" draw:enhanced-path="M 0 0 L 21600 0 21600 21600 0 21600 0 0 Z N"/>
        </draw:custom-shape>
        <draw:custom-shape draw:style-name="gr56" draw:text-style-name="P41" draw:layer="layout" svg:width="1.375cm" svg:height="1.053cm" svg:x="13.286cm" svg:y="10.94cm">
          <text:p text:style-name="P40"><text:span text:style-name="T27">8937</text:span></text:p>
          <draw:enhanced-geometry svg:viewBox="0 0 21600 21600" draw:type="rectangle" draw:enhanced-path="M 0 0 L 21600 0 21600 21600 0 21600 0 0 Z N"/>
        </draw:custom-shape>
        <draw:custom-shape draw:style-name="gr57" draw:text-style-name="P42" draw:layer="layout" svg:width="1.375cm" svg:height="1.053cm" svg:x="16.148cm" svg:y="1.865cm">
          <text:p text:style-name="P40"><text:span text:style-name="T27">8935</text:span></text:p>
          <draw:enhanced-geometry svg:viewBox="0 0 21600 21600" draw:type="rectangle" draw:enhanced-path="M 0 0 L 21600 0 21600 21600 0 21600 0 0 Z N"/>
        </draw:custom-shape>
        <draw:custom-shape draw:style-name="gr58" draw:text-style-name="P41" draw:layer="layout" svg:width="1.374cm" svg:height="1.052cm" svg:x="10.358cm" svg:y="7.83cm">
          <text:p text:style-name="P40"><text:span text:style-name="T27">7936</text:span></text:p>
          <draw:enhanced-geometry svg:viewBox="0 0 21600 21600" draw:type="rectangle" draw:enhanced-path="M 0 0 L 21600 0 21600 21600 0 21600 0 0 Z N"/>
        </draw:custom-shape>
        <draw:custom-shape draw:style-name="gr53" draw:text-style-name="P41" xml:id="id7" draw:id="id7" draw:layer="layout" svg:width="1.374cm" svg:height="1.053cm" svg:x="13.302cm" svg:y="5.812cm">
          <text:p text:style-name="P40"><text:span text:style-name="T27">8936</text:span></text:p>
          <draw:enhanced-geometry svg:viewBox="0 0 21600 21600" draw:type="rectangle" draw:enhanced-path="M 0 0 L 21600 0 21600 21600 0 21600 0 0 Z N"/>
        </draw:custom-shape>
        <draw:custom-shape draw:style-name="gr59" draw:text-style-name="P32" xml:id="id4" draw:id="id4" draw:layer="layout" svg:width="4.319cm" svg:height="2.807cm" svg:x="2.8cm" svg:y="0.988cm">
          <text:p text:style-name="P32">publisher</text:p>
          <draw:enhanced-geometry svg:viewBox="0 0 21600 21600" draw:type="rectangle" draw:enhanced-path="M 0 0 L 21600 0 21600 21600 0 21600 0 0 Z N"/>
        </draw:custom-shape>
        <draw:connector draw:style-name="gr50" draw:text-style-name="P37" draw:layer="layout" svg:x1="7.119cm" svg:y1="2.391cm" svg:x2="10.456cm" svg:y2="2.391cm" draw:start-shape="id4" draw:start-glue-point="1" draw:end-shape="id5" draw:end-glue-point="3" svg:d="M7119 2391h3337" svg:viewBox="0 0 3338 1">
          <text:p text:style-name="P4"><text:span text:style-name="T25">RTMP</text:span></text:p>
          <text:p text:style-name="P4"><text:span text:style-name="T25"/></text:p>
          <text:p text:style-name="P4"><text:span text:style-name="T25"/></text:p>
        </draw:connector>
        <draw:connector draw:style-name="gr60" draw:text-style-name="P37" draw:layer="layout" svg:x1="19.976cm" svg:y1="2.567cm" svg:x2="17.523cm" svg:y2="2.567cm" svg:d="M19976 2567h-2453" svg:viewBox="0 0 2454 1">
          <text:p text:style-name="P32"><text:span text:style-name="T25"/></text:p>
          <text:p text:style-name="P32"><text:span text:style-name="T25"/></text:p>
          <text:p text:style-name="P32"><text:span text:style-name="T25"/></text:p>
          <text:p text:style-name="P32"><text:span text:style-name="T25">HLS over</text:span></text:p>
          <text:p text:style-name="P32"><text:span text:style-name="T25">HTTP</text:span></text:p>
        </draw:connector>
        <draw:connector draw:style-name="gr50" draw:text-style-name="P37" draw:layer="layout" svg:x1="19.976cm" svg:y1="2.111cm" svg:x2="17.523cm" svg:y2="2.111cm" svg:d="M19976 2111h-2453" svg:viewBox="0 0 2454 1">
          <text:p text:style-name="P32"><text:span text:style-name="T25">HTTP</text:span></text:p>
          <text:p text:style-name="P32"><text:span text:style-name="T25">request</text:span></text:p>
          <text:p text:style-name="P32"><text:span text:style-name="T25"/></text:p>
          <text:p text:style-name="P32"><text:span text:style-name="T25"/></text:p>
          <text:p text:style-name="P32"><text:span text:style-name="T25"/></text:p>
        </draw:connector>
        <draw:custom-shape draw:style-name="gr59" draw:text-style-name="P32" draw:layer="layout" svg:width="4.319cm" svg:height="2.807cm" svg:x="19.976cm" svg:y="0.9cm">
          <text:p text:style-name="P32">consumer</text:p>
          <draw:enhanced-geometry svg:viewBox="0 0 21600 21600" draw:type="rectangle" draw:enhanced-path="M 0 0 L 21600 0 21600 21600 0 21600 0 0 Z N"/>
        </draw:custom-shape>
        <draw:connector draw:style-name="gr61" draw:text-style-name="P37" draw:layer="layout" svg:x1="13.989cm" svg:y1="4.496cm" svg:x2="13.989cm" svg:y2="5.812cm" draw:start-shape="id6" draw:end-shape="id7" draw:end-glue-point="0" svg:d="M13989 4496v1316" svg:viewBox="0 0 1 1317">
          <text:p text:style-name="P32"><text:span text:style-name="T25">HLS over HTTP</text:span></text:p>
        </draw:connector>
        <draw:custom-shape draw:style-name="gr62" draw:text-style-name="P42" draw:layer="layout" svg:width="3.158cm" svg:height="1.053cm" svg:x="21.242cm" svg:y="13.718cm">
          <text:p text:style-name="P40"><text:span text:style-name="T27">0.0.0.0</text:span></text:p>
          <draw:enhanced-geometry svg:viewBox="0 0 21600 21600" draw:type="rectangle" draw:enhanced-path="M 0 0 L 21600 0 21600 21600 0 21600 0 0 Z N"/>
        </draw:custom-shape>
        <draw:connector draw:style-name="gr61" draw:text-style-name="P37" draw:layer="layout" svg:x1="13.999cm" svg:y1="9.672cm" svg:x2="13.999cm" svg:y2="10.988cm" svg:d="M13999 9672v1316" svg:viewBox="0 0 1 1317">
          <text:p text:style-name="P32"><text:span text:style-name="T25">HLS over HTTP</text:span></text:p>
        </draw:connector>
        <draw:custom-shape draw:style-name="gr63" draw:text-style-name="P41" draw:layer="layout" svg:width="3.158cm" svg:height="1.053cm" svg:x="21.242cm" svg:y="12.315cm">
          <text:p text:style-name="P40"><text:span text:style-name="T27">127.0.0.1</text:span></text:p>
          <draw:enhanced-geometry svg:viewBox="0 0 21600 21600" draw:type="rectangle" draw:enhanced-path="M 0 0 L 21600 0 21600 21600 0 21600 0 0 Z N"/>
        </draw:custom-shape>
        <draw:frame draw:style-name="gr64" draw:text-style-name="P43" draw:layer="layout" svg:width="3.334cm" svg:height="0.725cm" svg:x="20.999cm" svg:y="11.389cm">
          <draw:text-box>
            <text:p><text:span text:style-name="T5">Port colour key</text:span></text:p>
          </draw:text-box>
        </draw:frame>
        <draw:custom-shape draw:style-name="gr65" draw:text-style-name="P36" xml:id="id8" draw:id="id8" draw:layer="layout" svg:width="2.764cm" svg:height="1.619cm" svg:x="5.14cm" svg:y="12.851cm">
          <text:p text:style-name="P32">control</text:p>
          <text:p text:style-name="P32">(cli)</text:p>
          <draw:enhanced-geometry svg:viewBox="0 0 21600 21600" draw:type="rectangle" draw:enhanced-path="M 0 0 L 21600 0 21600 21600 0 21600 0 0 Z N"/>
        </draw:custom-shape>
        <draw:connector draw:style-name="gr50" draw:text-style-name="P37" draw:layer="layout" draw:line-skew="0.02cm" svg:x1="7.904cm" svg:y1="13.66cm" svg:x2="10.456cm" svg:y2="3.794cm" draw:start-shape="id8" draw:start-glue-point="1" draw:end-shape="id9" draw:end-glue-point="3" svg:d="M7904 13660h1296v-9866h1256" svg:viewBox="0 0 2553 9867">
          <text:p text:style-name="P4"><text:span text:style-name="T25"/></text:p>
          <text:p text:style-name="P4"><text:span text:style-name="T25"/></text:p>
          <text:p text:style-name="P4"><text:span text:style-name="T25"/></text:p>
        </draw:connector>
        <draw:connector draw:style-name="gr50" draw:text-style-name="P37" draw:layer="layout" svg:x1="7.904cm" svg:y1="13.66cm" svg:x2="10.44cm" svg:y2="13.659cm" draw:start-shape="id8" draw:end-shape="id10" draw:end-glue-point="3" svg:d="M7904 13660h1268v-1h1268" svg:viewBox="0 0 2537 2">
          <text:p text:style-name="P32"><text:span text:style-name="T25"/></text:p>
          <text:p text:style-name="P32"><text:span text:style-name="T25"/></text:p>
          <text:p text:style-name="P32"><text:span text:style-name="T25"/></text:p>
        </draw:connector>
        <draw:connector draw:style-name="gr50" draw:text-style-name="P37" draw:layer="layout" draw:line-skew="-0.182cm" svg:x1="7.904cm" svg:y1="13.66cm" svg:x2="10.358cm" svg:y2="8.291cm" draw:start-shape="id8" draw:start-glue-point="1" svg:d="M7904 13660h1296v-5369h1158" svg:viewBox="0 0 2455 5370">
          <text:p text:style-name="P4"><text:span text:style-name="T25"/></text:p>
          <text:p text:style-name="P4"><text:span text:style-name="T25"/></text:p>
          <text:p text:style-name="P4"><text:span text:style-name="T25"/></text:p>
        </draw:connector>
        <presentation:notes draw:style-name="dp2">
          <draw:page-thumbnail draw:style-name="gr7" draw:layer="layout" svg:width="19.798cm" svg:height="11.136cm" svg:x="0.6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custom-shape draw:style-name="gr66" draw:text-style-name="P44" xml:id="id12" draw:id="id12" draw:layer="layout" svg:width="4.318cm" svg:height="2.807cm" svg:x="11.83cm" svg:y="6.144cm">
          <text:p text:style-name="P32">simple-</text:p>
          <text:p text:style-name="P32">streaming-</text:p>
          <text:p text:style-name="P32">server</text:p>
          <draw:enhanced-geometry svg:viewBox="0 0 21600 21600" draw:type="rectangle" draw:enhanced-path="M 0 0 L 21600 0 21600 21600 0 21600 0 0 Z N"/>
        </draw:custom-shape>
        <draw:custom-shape draw:style-name="gr59" draw:text-style-name="P32" draw:layer="layout" svg:width="4.319cm" svg:height="2.807cm" svg:x="4cm" svg:y="6.144cm">
          <text:p text:style-name="P32">stream</text:p>
          <text:p text:style-name="P32">publisher</text:p>
          <draw:enhanced-geometry svg:viewBox="0 0 21600 21600" draw:type="rectangle" draw:enhanced-path="M 0 0 L 21600 0 21600 21600 0 21600 0 0 Z N"/>
        </draw:custom-shape>
        <draw:connector draw:style-name="gr67" draw:text-style-name="P37" draw:layer="layout" svg:x1="19.676cm" svg:y1="7.547cm" svg:x2="16.148cm" svg:y2="7.547cm" draw:start-shape="id11" draw:start-glue-point="3" draw:end-shape="id12" draw:end-glue-point="1" svg:d="M19676 7547h-3528" svg:viewBox="0 0 3529 1">
          <text:p/>
        </draw:connector>
        <draw:custom-shape draw:style-name="gr59" draw:text-style-name="P32" xml:id="id11" draw:id="id11" draw:layer="layout" svg:width="4.319cm" svg:height="2.807cm" svg:x="19.676cm" svg:y="6.144cm">
          <text:p text:style-name="P32">stream</text:p>
          <text:p text:style-name="P32">consumer</text:p>
          <draw:enhanced-geometry svg:viewBox="0 0 21600 21600" draw:type="rectangle" draw:enhanced-path="M 0 0 L 21600 0 21600 21600 0 21600 0 0 Z N"/>
        </draw:custom-shape>
        <draw:frame draw:style-name="gr68" draw:text-style-name="P45" draw:layer="layout" svg:width="2.682cm" svg:height="0.962cm" svg:x="9cm" svg:y="4.3cm">
          <draw:text-box>
            <text:p><text:span text:style-name="T28">receive</text:span></text:p>
          </draw:text-box>
        </draw:frame>
        <draw:frame draw:style-name="gr69" draw:text-style-name="P45" draw:layer="layout" svg:width="2.153cm" svg:height="0.962cm" svg:x="16.8cm" svg:y="4.3cm">
          <draw:text-box>
            <text:p><text:span text:style-name="T28">serve</text:span></text:p>
          </draw:text-box>
        </draw:frame>
        <draw:frame draw:style-name="gr70" draw:text-style-name="P46" draw:layer="layout" svg:width="4.507cm" svg:height="2.411cm" svg:x="3.9cm" svg:y="9.6cm">
          <draw:text-box>
            <text:p text:style-name="P4"><text:span text:style-name="T29">Using e.g. OBS Studio,</text:span></text:p>
            <text:p text:style-name="P4"><text:span text:style-name="T29">Wirecast, ManyCam,</text:span></text:p>
            <text:p text:style-name="P4"><text:span text:style-name="T29">your own app,</text:span></text:p>
            <text:p text:style-name="P4"><text:span text:style-name="T29">specialist hardware,</text:span></text:p>
            <text:p text:style-name="P5"><text:span text:style-name="T29">using FFmpeg,</text:span></text:p>
          </draw:text-box>
        </draw:frame>
        <draw:frame draw:style-name="gr71" draw:text-style-name="P47" draw:layer="layout" svg:width="5.307cm" svg:height="1.979cm" svg:x="19.2cm" svg:y="9.6cm">
          <draw:text-box>
            <text:p text:style-name="P5"><text:span text:style-name="T30">Using e.g. VLC Player,</text:span></text:p>
            <text:p text:style-name="P5"><text:span text:style-name="T30">embedded in your website,</text:span></text:p>
            <text:p text:style-name="P5"><text:span text:style-name="T30">embedded in your own app,</text:span></text:p>
            <text:p text:style-name="P5"><text:span text:style-name="T29">using FFmpeg, </text:span></text:p>
          </draw:text-box>
        </draw:frame>
        <draw:connector draw:style-name="gr67" draw:text-style-name="P37" draw:layer="layout" svg:x1="11.876cm" svg:y1="7.547cm" svg:x2="8.348cm" svg:y2="7.547cm" svg:d="M11876 7547h-3528" svg:viewBox="0 0 3529 1">
          <text:p/>
        </draw:connector>
        <presentation:notes draw:style-name="dp2">
          <draw:page-thumbnail draw:style-name="gr7" draw:layer="layout" svg:width="19.798cm" svg:height="11.136cm" svg:x="0.6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custom-shape draw:style-name="gr66" draw:text-style-name="P44" draw:layer="layout" svg:width="4.318cm" svg:height="2.807cm" svg:x="11.83cm" svg:y="6.188cm">
          <text:p text:style-name="P32">simple-</text:p>
          <text:p text:style-name="P32">streaming-</text:p>
          <text:p text:style-name="P32">server</text:p>
          <draw:enhanced-geometry svg:viewBox="0 0 21600 21600" draw:type="rectangle" draw:enhanced-path="M 0 0 L 21600 0 21600 21600 0 21600 0 0 Z N"/>
        </draw:custom-shape>
        <draw:custom-shape draw:style-name="gr54" draw:text-style-name="P42" xml:id="id14" draw:id="id14" draw:layer="layout" svg:width="1.374cm" svg:height="1.053cm" svg:x="10.456cm" svg:y="7.064cm">
          <text:p text:style-name="P40"><text:span text:style-name="T27">1935</text:span></text:p>
          <draw:enhanced-geometry svg:viewBox="0 0 21600 21600" draw:type="rectangle" draw:enhanced-path="M 0 0 L 21600 0 21600 21600 0 21600 0 0 Z N"/>
        </draw:custom-shape>
        <draw:custom-shape draw:style-name="gr57" draw:text-style-name="P42" draw:layer="layout" svg:width="1.375cm" svg:height="1.053cm" svg:x="16.148cm" svg:y="7.064cm">
          <text:p text:style-name="P40"><text:span text:style-name="T27">8935</text:span></text:p>
          <draw:enhanced-geometry svg:viewBox="0 0 21600 21600" draw:type="rectangle" draw:enhanced-path="M 0 0 L 21600 0 21600 21600 0 21600 0 0 Z N"/>
        </draw:custom-shape>
        <draw:custom-shape draw:style-name="gr59" draw:text-style-name="P32" xml:id="id13" draw:id="id13" draw:layer="layout" svg:width="4.319cm" svg:height="2.807cm" svg:x="2.8cm" svg:y="6.187cm">
          <text:p text:style-name="P32">stream</text:p>
          <text:p text:style-name="P32">publisher</text:p>
          <draw:enhanced-geometry svg:viewBox="0 0 21600 21600" draw:type="rectangle" draw:enhanced-path="M 0 0 L 21600 0 21600 21600 0 21600 0 0 Z N"/>
        </draw:custom-shape>
        <draw:connector draw:style-name="gr50" draw:text-style-name="P37" draw:layer="layout" svg:x1="7.119cm" svg:y1="7.59cm" svg:x2="10.456cm" svg:y2="7.59cm" draw:start-shape="id13" draw:start-glue-point="1" draw:end-shape="id14" draw:end-glue-point="3" svg:d="M7119 7590h3337" svg:viewBox="0 0 3338 1">
          <text:p text:style-name="P4"><text:span text:style-name="T25">RTMP</text:span></text:p>
          <text:p text:style-name="P4"><text:span text:style-name="T25"/></text:p>
          <text:p text:style-name="P4"><text:span text:style-name="T25"/></text:p>
        </draw:connector>
        <draw:connector draw:style-name="gr60" draw:text-style-name="P37" draw:layer="layout" svg:x1="20.973cm" svg:y1="7.766cm" svg:x2="17.523cm" svg:y2="7.766cm" svg:d="M20973 7766h-3450" svg:viewBox="0 0 3451 1">
          <text:p text:style-name="P32"><text:span text:style-name="T25"/></text:p>
          <text:p text:style-name="P32"><text:span text:style-name="T25"/></text:p>
          <text:p text:style-name="P32"><text:span text:style-name="T25"/></text:p>
          <text:p text:style-name="P32"><text:span text:style-name="T25">HLS over</text:span></text:p>
          <text:p text:style-name="P32"><text:span text:style-name="T25">HTTP</text:span></text:p>
        </draw:connector>
        <draw:connector draw:style-name="gr50" draw:text-style-name="P37" draw:layer="layout" svg:x1="20.973cm" svg:y1="7.31cm" svg:x2="17.523cm" svg:y2="7.31cm" svg:d="M20973 7310h-3450" svg:viewBox="0 0 3451 1">
          <text:p text:style-name="P32"><text:span text:style-name="T25">HTTP</text:span></text:p>
          <text:p text:style-name="P32"><text:span text:style-name="T25">request</text:span></text:p>
          <text:p text:style-name="P32"><text:span text:style-name="T25"/></text:p>
          <text:p text:style-name="P32"><text:span text:style-name="T25"/></text:p>
          <text:p text:style-name="P32"><text:span text:style-name="T25"/></text:p>
        </draw:connector>
        <draw:custom-shape draw:style-name="gr59" draw:text-style-name="P32" draw:layer="layout" svg:width="4.319cm" svg:height="2.807cm" svg:x="20.976cm" svg:y="6.099cm">
          <text:p text:style-name="P32">stream</text:p>
          <text:p text:style-name="P32">consumer</text:p>
          <draw:enhanced-geometry svg:viewBox="0 0 21600 21600" draw:type="rectangle" draw:enhanced-path="M 0 0 L 21600 0 21600 21600 0 21600 0 0 Z N"/>
        </draw:custom-shape>
        <draw:frame draw:style-name="gr68" draw:text-style-name="P45" draw:layer="layout" svg:width="2.682cm" svg:height="0.962cm" svg:x="8.2cm" svg:y="4.3cm">
          <draw:text-box>
            <text:p><text:span text:style-name="T28">receive</text:span></text:p>
          </draw:text-box>
        </draw:frame>
        <draw:frame draw:style-name="gr69" draw:text-style-name="P45" draw:layer="layout" svg:width="2.153cm" svg:height="0.962cm" svg:x="17.4cm" svg:y="4.3cm">
          <draw:text-box>
            <text:p><text:span text:style-name="T28">serve</text:span></text:p>
          </draw:text-box>
        </draw:frame>
        <draw:frame draw:style-name="gr70" draw:text-style-name="P46" draw:layer="layout" svg:width="4.507cm" svg:height="2.411cm" svg:x="2.7cm" svg:y="9.6cm">
          <draw:text-box>
            <text:p text:style-name="P4"><text:span text:style-name="T29">Using e.g. OBS Studio,</text:span></text:p>
            <text:p text:style-name="P4"><text:span text:style-name="T29">Wirecast, ManyCam,</text:span></text:p>
            <text:p text:style-name="P4"><text:span text:style-name="T29">your own app,</text:span></text:p>
            <text:p text:style-name="P4"><text:span text:style-name="T29">specialist hardware,</text:span></text:p>
            <text:p text:style-name="P5"><text:span text:style-name="T29">using FFmpeg,</text:span></text:p>
          </draw:text-box>
        </draw:frame>
        <draw:frame draw:style-name="gr71" draw:text-style-name="P47" draw:layer="layout" svg:width="5.307cm" svg:height="1.979cm" svg:x="20.5cm" svg:y="9.6cm">
          <draw:text-box>
            <text:p text:style-name="P5"><text:span text:style-name="T30">Using e.g. VLC Player,</text:span></text:p>
            <text:p text:style-name="P5"><text:span text:style-name="T30">embedded in your website,</text:span></text:p>
            <text:p text:style-name="P5"><text:span text:style-name="T30">embedded in your own app,</text:span></text:p>
            <text:p text:style-name="P5"><text:span text:style-name="T29">using FFmpeg, 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custom-shape draw:style-name="gr52" draw:text-style-name="P36" draw:layer="layout" svg:width="4.318cm" svg:height="2.807cm" svg:x="11.83cm" svg:y="1.689cm">
          <text:p text:style-name="P32">broadcaster</text:p>
          <draw:enhanced-geometry svg:viewBox="0 0 21600 21600" draw:type="rectangle" draw:enhanced-path="M 0 0 L 21600 0 21600 21600 0 21600 0 0 Z N"/>
        </draw:custom-shape>
        <draw:custom-shape draw:style-name="gr54" draw:text-style-name="P42" xml:id="id16" draw:id="id16" draw:layer="layout" svg:width="1.374cm" svg:height="1.053cm" svg:x="10.456cm" svg:y="2.465cm">
          <text:p text:style-name="P40"><text:span text:style-name="T27">1935</text:span></text:p>
          <draw:enhanced-geometry svg:viewBox="0 0 21600 21600" draw:type="rectangle" draw:enhanced-path="M 0 0 L 21600 0 21600 21600 0 21600 0 0 Z N"/>
        </draw:custom-shape>
        <draw:custom-shape draw:style-name="gr57" draw:text-style-name="P42" draw:layer="layout" svg:width="1.375cm" svg:height="1.053cm" svg:x="16.148cm" svg:y="2.465cm">
          <text:p text:style-name="P40"><text:span text:style-name="T27">8935</text:span></text:p>
          <draw:enhanced-geometry svg:viewBox="0 0 21600 21600" draw:type="rectangle" draw:enhanced-path="M 0 0 L 21600 0 21600 21600 0 21600 0 0 Z N"/>
        </draw:custom-shape>
        <draw:custom-shape draw:style-name="gr59" draw:text-style-name="P32" xml:id="id15" draw:id="id15" draw:layer="layout" svg:width="4.319cm" svg:height="2.807cm" svg:x="2.8cm" svg:y="1.588cm">
          <text:p text:style-name="P32">publisher</text:p>
          <draw:enhanced-geometry svg:viewBox="0 0 21600 21600" draw:type="rectangle" draw:enhanced-path="M 0 0 L 21600 0 21600 21600 0 21600 0 0 Z N"/>
        </draw:custom-shape>
        <draw:connector draw:style-name="gr50" draw:text-style-name="P37" draw:layer="layout" svg:x1="7.119cm" svg:y1="2.991cm" svg:x2="10.456cm" svg:y2="2.991cm" draw:start-shape="id15" draw:start-glue-point="1" draw:end-shape="id16" draw:end-glue-point="3" svg:d="M7119 2991h3337" svg:viewBox="0 0 3338 1">
          <text:p text:style-name="P4"><text:span text:style-name="T25">RTMP</text:span></text:p>
          <text:p text:style-name="P4"><text:span text:style-name="T25"/></text:p>
          <text:p text:style-name="P4"><text:span text:style-name="T25"/></text:p>
        </draw:connector>
        <draw:connector draw:style-name="gr60" draw:text-style-name="P37" draw:layer="layout" svg:x1="19.976cm" svg:y1="3.167cm" svg:x2="17.523cm" svg:y2="3.167cm" svg:d="M19976 3167h-2453" svg:viewBox="0 0 2454 1">
          <text:p text:style-name="P32"><text:span text:style-name="T25"/></text:p>
          <text:p text:style-name="P32"><text:span text:style-name="T25"/></text:p>
          <text:p text:style-name="P32"><text:span text:style-name="T25"/></text:p>
          <text:p text:style-name="P32"><text:span text:style-name="T25">HLS over</text:span></text:p>
          <text:p text:style-name="P32"><text:span text:style-name="T25">HTTP</text:span></text:p>
        </draw:connector>
        <draw:connector draw:style-name="gr50" draw:text-style-name="P37" draw:layer="layout" svg:x1="19.976cm" svg:y1="2.711cm" svg:x2="17.523cm" svg:y2="2.711cm" svg:d="M19976 2711h-2453" svg:viewBox="0 0 2454 1">
          <text:p text:style-name="P32"><text:span text:style-name="T25">HTTP</text:span></text:p>
          <text:p text:style-name="P32"><text:span text:style-name="T25">request</text:span></text:p>
          <text:p text:style-name="P32"><text:span text:style-name="T25"/></text:p>
          <text:p text:style-name="P32"><text:span text:style-name="T25"/></text:p>
          <text:p text:style-name="P32"><text:span text:style-name="T25"/></text:p>
        </draw:connector>
        <draw:custom-shape draw:style-name="gr59" draw:text-style-name="P32" draw:layer="layout" svg:width="4.319cm" svg:height="2.807cm" svg:x="19.976cm" svg:y="1.5cm">
          <text:p text:style-name="P32">consumer</text:p>
          <draw:enhanced-geometry svg:viewBox="0 0 21600 21600" draw:type="rectangle" draw:enhanced-path="M 0 0 L 21600 0 21600 21600 0 21600 0 0 Z N"/>
        </draw:custom-shape>
        <draw:custom-shape draw:style-name="gr62" draw:text-style-name="P42" draw:layer="layout" svg:width="3.158cm" svg:height="1.053cm" svg:x="21.242cm" svg:y="13.718cm">
          <text:p text:style-name="P40"><text:span text:style-name="T27">0.0.0.0</text:span></text:p>
          <draw:enhanced-geometry svg:viewBox="0 0 21600 21600" draw:type="rectangle" draw:enhanced-path="M 0 0 L 21600 0 21600 21600 0 21600 0 0 Z N"/>
        </draw:custom-shape>
        <draw:custom-shape draw:style-name="gr63" draw:text-style-name="P41" draw:layer="layout" svg:width="3.158cm" svg:height="1.053cm" svg:x="21.242cm" svg:y="12.315cm">
          <text:p text:style-name="P40"><text:span text:style-name="T27">127.0.0.1</text:span></text:p>
          <draw:enhanced-geometry svg:viewBox="0 0 21600 21600" draw:type="rectangle" draw:enhanced-path="M 0 0 L 21600 0 21600 21600 0 21600 0 0 Z N"/>
        </draw:custom-shape>
        <draw:frame draw:style-name="gr64" draw:text-style-name="P43" draw:layer="layout" svg:width="3.334cm" svg:height="0.725cm" svg:x="20.999cm" svg:y="11.389cm">
          <draw:text-box>
            <text:p><text:span text:style-name="T5">Port colour key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kkurat Mono Pro" svg:font-family="'Akkurat Mono Pro'" style:font-pitch="fixed"/>
    <style:font-face style:name="Akkurat Mono Pro1" svg:font-family="'Akkurat Mono Pr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14T22:42:19.944731149</meta:creation-date>
    <meta:editing-duration>PT13H6M11S</meta:editing-duration>
    <meta:editing-cycles>26</meta:editing-cycles>
    <meta:generator>LibreOffice/6.4.2.2$Linux_X86_64 LibreOffice_project/40$Build-2</meta:generator>
    <dc:date>2020-05-01T17:27:49.200467179</dc:date>
    <meta:document-statistic meta:object-count="184"/>
  </office:meta>
</office:document-meta>
</file>